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1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1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ccc2e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a677d4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640cb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3add9f" officeooo:paragraph-rsid="0d3add9f"/>
    </style:style>
    <style:style style:name="P25" style:family="paragraph" style:parent-style-name="Standard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Ubuntu1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7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Ubuntu1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9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Ubuntu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officeooo:paragraph-rsid="06f5639b"/>
    </style:style>
    <style:style style:name="P33" style:family="paragraph" style:parent-style-name="Standard">
      <style:text-properties officeooo:paragraph-rsid="07be27e1"/>
    </style:style>
    <style:style style:name="P34" style:family="paragraph" style:parent-style-name="Standard">
      <style:text-properties officeooo:paragraph-rsid="0c819a59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6" style:family="paragraph" style:parent-style-name="Standard">
      <style:text-properties officeooo:paragraph-rsid="0c851cf6"/>
    </style:style>
    <style:style style:name="P37" style:family="paragraph" style:parent-style-name="Standard">
      <style:text-properties officeooo:paragraph-rsid="0c8b5238"/>
    </style:style>
    <style:style style:name="P38" style:family="paragraph" style:parent-style-name="Standard">
      <style:text-properties officeooo:paragraph-rsid="0b0ddd8e"/>
    </style:style>
    <style:style style:name="P39" style:family="paragraph" style:parent-style-name="Standard">
      <style:text-properties officeooo:paragraph-rsid="0ca56a54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b38183"/>
    </style:style>
    <style:style style:name="P45" style:family="paragraph" style:parent-style-name="Standard">
      <style:text-properties officeooo:paragraph-rsid="0cb428e8"/>
    </style:style>
    <style:style style:name="P46" style:family="paragraph" style:parent-style-name="Standard">
      <style:text-properties officeooo:paragraph-rsid="0cb627b6"/>
    </style:style>
    <style:style style:name="P47" style:family="paragraph" style:parent-style-name="Standard">
      <style:text-properties officeooo:paragraph-rsid="0a0f8417"/>
    </style:style>
    <style:style style:name="P48" style:family="paragraph" style:parent-style-name="Standard">
      <style:text-properties officeooo:paragraph-rsid="0cbe2b6f"/>
    </style:style>
    <style:style style:name="P49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c0708"/>
    </style:style>
    <style:style style:name="P56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7" style:family="paragraph" style:parent-style-name="Standard">
      <style:text-properties officeooo:paragraph-rsid="0d089b5f"/>
    </style:style>
    <style:style style:name="P58" style:family="paragraph" style:parent-style-name="Standard">
      <style:text-properties officeooo:paragraph-rsid="0d09f881"/>
    </style:style>
    <style:style style:name="P59" style:family="paragraph" style:parent-style-name="Standard">
      <style:text-properties officeooo:paragraph-rsid="0d0aad8b"/>
    </style:style>
    <style:style style:name="P60" style:family="paragraph" style:parent-style-name="Standard">
      <style:text-properties officeooo:paragraph-rsid="0d10b2c9"/>
    </style:style>
    <style:style style:name="P61" style:family="paragraph" style:parent-style-name="Standard">
      <style:text-properties officeooo:paragraph-rsid="0d137e4c"/>
    </style:style>
    <style:style style:name="P62" style:family="paragraph" style:parent-style-name="Standard">
      <style:text-properties officeooo:paragraph-rsid="0d17169e"/>
    </style:style>
    <style:style style:name="P63" style:family="paragraph" style:parent-style-name="Standard">
      <style:text-properties officeooo:paragraph-rsid="0d37c52c"/>
    </style:style>
    <style:style style:name="P64" style:family="paragraph" style:parent-style-name="Standard">
      <style:text-properties officeooo:paragraph-rsid="0d1ec96e"/>
    </style:style>
    <style:style style:name="P65" style:family="paragraph" style:parent-style-name="Standard">
      <style:text-properties officeooo:paragraph-rsid="0d4fb2fa"/>
    </style:style>
    <style:style style:name="P66" style:family="paragraph" style:parent-style-name="Standard">
      <style:text-properties officeooo:paragraph-rsid="0d5d07c4"/>
    </style:style>
    <style:style style:name="P67" style:family="paragraph" style:parent-style-name="Standard">
      <style:text-properties officeooo:paragraph-rsid="0d53d678"/>
    </style:style>
    <style:style style:name="P68" style:family="paragraph" style:parent-style-name="Standard">
      <style:text-properties officeooo:paragraph-rsid="0c8364eb"/>
    </style:style>
    <style:style style:name="P69" style:family="paragraph" style:parent-style-name="Standard">
      <style:text-properties officeooo:paragraph-rsid="0d656632"/>
    </style:style>
    <style:style style:name="P70" style:family="paragraph" style:parent-style-name="Standard">
      <style:text-properties officeooo:paragraph-rsid="0d6687d9"/>
    </style:style>
    <style:style style:name="P71" style:family="paragraph" style:parent-style-name="Standard">
      <style:text-properties officeooo:paragraph-rsid="0d823c65"/>
    </style:style>
    <style:style style:name="P72" style:family="paragraph" style:parent-style-name="Standard">
      <style:text-properties officeooo:paragraph-rsid="0d87b9fa"/>
    </style:style>
    <style:style style:name="P73" style:family="paragraph" style:parent-style-name="Standard">
      <style:text-properties officeooo:paragraph-rsid="0d88a1d4"/>
    </style:style>
    <style:style style:name="P74" style:family="paragraph" style:parent-style-name="Standard">
      <style:text-properties officeooo:paragraph-rsid="0d8c21b9"/>
    </style:style>
    <style:style style:name="P75" style:family="paragraph" style:parent-style-name="Standard">
      <style:text-properties officeooo:paragraph-rsid="0d8df6d5"/>
    </style:style>
    <style:style style:name="P76" style:family="paragraph" style:parent-style-name="Standard">
      <style:text-properties officeooo:paragraph-rsid="0da024ea"/>
    </style:style>
    <style:style style:name="P77" style:family="paragraph" style:parent-style-name="Standard">
      <style:text-properties officeooo:paragraph-rsid="0da677d4"/>
    </style:style>
    <style:style style:name="P78" style:family="paragraph" style:parent-style-name="Standard">
      <style:text-properties officeooo:rsid="0d1ec96e" officeooo:paragraph-rsid="0dbb4d02"/>
    </style:style>
    <style:style style:name="P79" style:family="paragraph" style:parent-style-name="Standard">
      <style:text-properties officeooo:paragraph-rsid="0d72706e"/>
    </style:style>
    <style:style style:name="P80" style:family="paragraph" style:parent-style-name="Standard">
      <style:text-properties officeooo:paragraph-rsid="0dbbcae4"/>
    </style:style>
    <style:style style:name="P81" style:family="paragraph" style:parent-style-name="Standard">
      <style:text-properties officeooo:paragraph-rsid="0dbec325"/>
    </style:style>
    <style:style style:name="P82" style:family="paragraph" style:parent-style-name="Standard">
      <style:text-properties officeooo:paragraph-rsid="0dc75ecf"/>
    </style:style>
    <style:style style:name="P83" style:family="paragraph" style:parent-style-name="Standard">
      <style:text-properties officeooo:paragraph-rsid="0dc8ca39"/>
    </style:style>
    <style:style style:name="P84" style:family="paragraph" style:parent-style-name="Standard">
      <style:text-properties officeooo:paragraph-rsid="0dd0bb8b"/>
    </style:style>
    <style:style style:name="P85" style:family="paragraph" style:parent-style-name="Standard">
      <style:text-properties officeooo:paragraph-rsid="0dd4d16d"/>
    </style:style>
    <style:style style:name="P86" style:family="paragraph" style:parent-style-name="Standard">
      <style:text-properties officeooo:paragraph-rsid="0dd5732a"/>
    </style:style>
    <style:style style:name="P87" style:family="paragraph" style:parent-style-name="Standard">
      <style:text-properties officeooo:paragraph-rsid="0dd640cb"/>
    </style:style>
    <style:style style:name="P88" style:family="paragraph" style:parent-style-name="Footnote">
      <style:text-properties officeooo:paragraph-rsid="04473353"/>
    </style:style>
    <style:style style:name="P89" style:family="paragraph" style:parent-style-name="Footnote">
      <style:text-properties officeooo:rsid="043ccc66" officeooo:paragraph-rsid="0c397b0b"/>
    </style:style>
    <style:style style:name="P90" style:family="paragraph" style:parent-style-name="Footnote">
      <style:text-properties officeooo:paragraph-rsid="0cfb8404"/>
    </style:style>
    <style:style style:name="P91" style:family="paragraph" style:parent-style-name="Footnote">
      <style:text-properties officeooo:paragraph-rsid="0d04dbb4"/>
    </style:style>
    <style:style style:name="P92" style:family="paragraph" style:parent-style-name="Footnote">
      <style:text-properties officeooo:paragraph-rsid="0d4c0055"/>
    </style:style>
    <style:style style:name="P93" style:family="paragraph" style:parent-style-name="Footnote">
      <style:text-properties officeooo:paragraph-rsid="0d5dc5cc"/>
    </style:style>
    <style:style style:name="P94" style:family="paragraph" style:parent-style-name="Footnote">
      <style:text-properties officeooo:paragraph-rsid="0d80b951"/>
    </style:style>
    <style:style style:name="P95" style:family="paragraph" style:parent-style-name="Footnote">
      <style:text-properties officeooo:paragraph-rsid="0d88b8d0"/>
    </style:style>
    <style:style style:name="P96" style:family="paragraph" style:parent-style-name="Footnote">
      <style:text-properties officeooo:paragraph-rsid="0db416b4"/>
    </style:style>
    <style:style style:name="P9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98" style:family="paragraph" style:parent-style-name="Footnote">
      <style:text-properties officeooo:paragraph-rsid="0ddf6a1c"/>
    </style:style>
    <style:style style:name="P99" style:family="paragraph" style:parent-style-name="Footnote">
      <style:text-properties officeooo:paragraph-rsid="0de0306c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d0bb8b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text-properties fo:color="#000000" style:font-name="Ubuntu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style:font-name="Ubuntu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1" fo:font-size="12pt" style:font-size-asian="12pt" style:font-size-complex="12pt"/>
    </style:style>
    <style:style style:name="T2" style:family="text">
      <style:text-properties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1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1" fo:font-size="11pt" style:font-size-asian="11pt" style:font-size-complex="11pt"/>
    </style:style>
    <style:style style:name="T6" style:family="text">
      <style:text-properties style:font-name="Ubuntu1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language="nl" fo:country="NL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8df0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1e39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59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6fa9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615b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ba1b6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2fccf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60df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4132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25489d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8dcd3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dde597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normal" officeooo:rsid="08972bb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29cc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c0615b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ba1b63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e1e3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a0b897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b9e273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c0615bb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0b95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823c6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de597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style:text-line-through-style="none" style:text-line-through-type="none" style:font-name="Ubuntu1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1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7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8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09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0" style:family="text">
      <style:text-properties fo:color="#000000" style:text-line-through-style="none" style:text-line-through-type="none" style:font-name="Ubuntu1" fo:font-size="12pt" fo:language="nl" fo:country="NL" fo:font-style="normal" fo:font-weight="bold" officeooo:rsid="0ddbb48e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211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fo:color="#000000" style:text-line-through-style="none" style:text-line-through-type="none" style:font-name="Ubuntu1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color="#000000" style:text-line-through-style="none" style:text-line-through-type="none" style:font-name="Ubuntu1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6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ac433e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7" style:family="text">
      <style:text-properties fo:color="#000000" style:text-line-through-style="none" style:text-line-through-type="none" style:font-name="Ubuntu1" fo:font-size="12pt" fo:language="nl" fo:country="NL" fo:font-style="italic" style:text-underline-style="none" fo:font-weight="bold" officeooo:rsid="0be1e39b" fo:background-color="transparent" loext:char-shading-value="0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218" style:family="text">
      <style:text-properties fo:color="#000000" style:text-line-through-style="none" style:text-line-through-type="none" style:font-name="Ubuntu1" fo:font-size="12pt" style:text-underline-style="none" style:font-size-asian="12pt" style:font-size-complex="12pt"/>
    </style:style>
    <style:style style:name="T219" style:family="text">
      <style:text-properties fo:color="#000000" style:text-line-through-style="none" style:text-line-through-type="none" style:font-name="Ubuntu1" fo:font-size="12pt" style:text-underline-style="none" officeooo:rsid="01657261" style:font-size-asian="12pt" style:font-size-complex="12pt"/>
    </style:style>
    <style:style style:name="T220" style:family="text">
      <style:text-properties fo:color="#000000" style:text-line-through-style="none" style:text-line-through-type="none" style:font-name="Ubuntu1" fo:font-size="12pt" style:text-underline-style="none" officeooo:rsid="0382ccb7" style:font-size-asian="12pt" style:font-size-complex="12pt"/>
    </style:style>
    <style:style style:name="T221" style:family="text">
      <style:text-properties fo:color="#000000" style:text-line-through-style="none" style:text-line-through-type="none" style:font-name="Ubuntu1" fo:font-size="12pt" style:text-underline-style="none" officeooo:rsid="0aabd8f8" style:font-size-asian="12pt" style:font-size-complex="12pt"/>
    </style:style>
    <style:style style:name="T222" style:family="text">
      <style:text-properties fo:color="#000000" style:text-line-through-style="none" style:text-line-through-type="none" style:font-name="Ubuntu1" fo:font-size="12pt" style:text-underline-style="none" officeooo:rsid="0d1f80e5" style:font-size-asian="12pt" style:font-size-complex="12pt"/>
    </style:style>
    <style:style style:name="T223" style:family="text">
      <style:text-properties fo:color="#000000" style:text-line-through-style="none" style:text-line-through-type="none" style:font-name="Ubuntu1" fo:font-size="12pt" style:text-underline-style="none" officeooo:rsid="0d21a97c" style:font-size-asian="12pt" style:font-size-complex="12pt"/>
    </style:style>
    <style:style style:name="T224" style:family="text">
      <style:text-properties fo:color="#000000" style:text-line-through-style="none" style:text-line-through-type="none" style:font-name="Ubuntu1" fo:font-size="12pt" style:text-underline-style="none" officeooo:rsid="0d2b3cbd" style:font-size-asian="12pt" style:font-size-complex="12pt"/>
    </style:style>
    <style:style style:name="T225" style:family="text">
      <style:text-properties fo:color="#000000" style:text-line-through-style="none" style:text-line-through-type="none" style:font-name="Ubuntu1" fo:font-size="12pt" style:text-underline-style="none" officeooo:rsid="0d2ecc1a" style:font-size-asian="12pt" style:font-size-complex="12pt"/>
    </style:style>
    <style:style style:name="T22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2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2bae3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3fa9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8a8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61d71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7e572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8a399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af3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5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90f39d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7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59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60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1" fo:font-size="10pt" fo:language="nl" fo:country="NL" fo:font-style="normal" style:text-underline-style="none" fo:font-weight="bold" officeooo:rsid="0d3fa9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4" style:family="text">
      <style:text-properties fo:color="#000000" style:text-line-through-style="none" style:text-line-through-type="none" style:font-name="Ubuntu1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65" style:family="text">
      <style:text-properties fo:color="#000000" style:text-line-through-style="none" style:text-line-through-type="none" style:font-name="Ubuntu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66" style:family="text">
      <style:text-properties fo:color="#000000" style:text-line-through-style="none" style:text-line-through-type="none" style:font-name="Ubuntu1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officeooo:rsid="0ba29cc6" style:font-size-asian="12pt" style:language-asian="nl" style:country-asian="NL" style:font-style-asian="normal" style:font-name-complex="Bitstream Vera Sans" style:font-size-complex="12pt" style:font-style-complex="normal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officeooo:rsid="0ba6fa9c" style:font-size-asian="12pt" style:language-asian="nl" style:country-asian="NL" style:font-style-asian="normal" style:font-name-complex="Bitstream Vera Sans" style:font-size-complex="12pt" style:font-style-complex="normal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officeooo:rsid="0bace1f7" style:font-size-asian="12pt" style:language-asian="nl" style:country-asian="NL" style:font-style-asian="normal" style:font-name-complex="Bitstream Vera Sans" style:font-size-complex="12pt" style:font-style-complex="normal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officeooo:rsid="0bad933e" style:font-size-asian="12pt" style:language-asian="nl" style:country-asian="NL" style:font-style-asian="normal" style:font-name-complex="Bitstream Vera Sans" style:font-size-complex="12pt" style:font-style-complex="normal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officeooo:rsid="0c02f3bd" style:font-size-asian="12pt" style:language-asian="nl" style:country-asian="NL" style:font-style-asian="normal" style:font-name-complex="Bitstream Vera Sans" style:font-size-complex="12pt" style:font-style-complex="normal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d80b951" style:font-size-asian="12pt" style:language-asian="nl" style:country-asian="NL" style:font-style-asian="normal" style:font-name-complex="Bitstream Vera Sans" style:font-size-complex="12pt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style:text-line-through-style="none" style:text-line-through-type="none" fo:language="nl" fo:country="NL" fo:font-style="normal" style:text-underline-style="none" officeooo:rsid="0d94cfe0" style:font-size-asian="12pt" style:language-asian="nl" style:country-asian="NL" style:font-style-asian="normal" style:font-name-complex="Bitstream Vera Sans" style:font-size-complex="12pt" style:font-style-complex="normal"/>
    </style:style>
    <style:style style:name="T27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7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7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4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text-line-through-style="none" style:text-line-through-type="none" fo:language="nl" fo:country="NL" fo:font-style="normal" style:text-underline-style="none" fo:font-weight="normal" officeooo:rsid="0d2fccf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text-line-through-style="none" style:text-line-through-type="none" fo:language="nl" fo:country="NL" fo:font-style="normal" style:text-underline-style="none" fo:font-weight="normal" officeooo:rsid="0c02f3b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text-line-through-style="none" style:text-line-through-type="none" fo:language="nl" fo:country="NL" fo:font-style="normal" style:text-underline-style="none" fo:font-weight="normal" officeooo:rsid="0d823c6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text-line-through-style="none" style:text-line-through-type="none" fo:language="nl" fo:country="NL" fo:font-style="normal" style:text-underline-style="none" fo:font-weight="normal" officeooo:rsid="0d82b9c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0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1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2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3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4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5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6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7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8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2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303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4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5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6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7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08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9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0" style:family="text">
      <style:text-properties fo:color="#000000" style:text-line-through-style="none" style:text-line-through-type="none" fo:language="nl" fo:country="NL" fo:font-style="normal" style:text-underline-style="none" officeooo:rsid="08972bb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1" style:family="text">
      <style:text-properties fo:color="#000000" style:text-line-through-style="none" style:text-line-through-type="none" fo:language="nl" fo:country="NL" fo:font-style="italic" style:text-underline-style="none" officeooo:rsid="0bad933e" style:font-size-asian="12pt" style:language-asian="nl" style:country-asian="NL" style:font-style-asian="italic" style:font-name-complex="Bitstream Vera Sans" style:font-size-complex="12pt" style:font-style-complex="italic"/>
    </style:style>
    <style:style style:name="T312" style:family="text">
      <style:text-properties fo:color="#000000" style:text-line-through-style="none" style:text-line-through-type="none" fo:language="nl" fo:country="NL" fo:font-style="italic" style:text-underline-style="none" officeooo:rsid="0d392f98" style:font-size-asian="12pt" style:language-asian="nl" style:country-asian="NL" style:font-style-asian="italic" style:font-name-complex="Bitstream Vera Sans" style:font-size-complex="12pt" style:font-style-complex="italic"/>
    </style:style>
    <style:style style:name="T313" style:family="text">
      <style:text-properties fo:color="#000000" style:text-line-through-style="none" style:text-line-through-type="none" fo:language="nl" fo:country="NL" fo:font-style="italic" style:text-underline-style="none" officeooo:rsid="0c02f3bd" style:font-size-asian="12pt" style:language-asian="nl" style:country-asian="NL" style:font-style-asian="italic" style:font-name-complex="Bitstream Vera Sans" style:font-size-complex="12pt" style:font-style-complex="italic"/>
    </style:style>
    <style:style style:name="T314" style:family="text">
      <style:text-properties fo:color="#000000" style:text-line-through-style="none" style:text-line-through-type="none" fo:language="nl" fo:country="NL" fo:font-style="italic" style:text-underline-style="none" officeooo:rsid="06860b69" style:font-size-asian="12pt" style:language-asian="nl" style:country-asian="NL" style:font-style-asian="italic" style:font-name-complex="Bitstream Vera Sans" style:font-size-complex="12pt" style:font-style-complex="italic"/>
    </style:style>
    <style:style style:name="T315" style:family="text">
      <style:text-properties fo:color="#000000" style:text-line-through-style="none" style:text-line-through-type="none" fo:language="nl" fo:country="NL" fo:font-style="italic" style:text-underline-style="none" fo:font-weight="bold" officeooo:rsid="0d823c65" style:font-size-asian="12pt" style:language-asian="nl" style:country-asian="NL" style:font-style-asian="italic" style:font-weight-asian="bold" style:font-name-complex="Bitstream Vera Sans" style:font-size-complex="12pt" style:font-style-complex="italic" style:font-weight-complex="bold"/>
    </style:style>
    <style:style style:name="T31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3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29c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ba6fa9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94cfe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3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330b6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da982e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8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9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0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80b95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1" style:family="text">
      <style:text-properties fo:color="#000000" style:text-line-through-style="none" style:text-line-through-type="none" style:text-position="super 58%" style:font-name="Ubuntu1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fo:color="#000000" style:text-line-through-style="none" style:text-line-through-type="none" style:text-position="super 58%" style:font-name="Ubuntu1" fo:font-size="10pt" fo:language="nl" fo:country="NL" fo:font-style="normal" style:text-underline-style="none" fo:font-weight="normal" officeooo:rsid="0d24e8ba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33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4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5" style:family="text">
      <style:text-properties fo:color="#000000" style:text-line-through-style="none" style:text-line-through-type="none" fo:font-size="12pt" fo:language="nl" fo:country="NL" fo:font-style="normal" fo:font-weight="normal" officeooo:rsid="0dbb4d0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6" style:family="text">
      <style:text-properties fo:color="#000000" style:text-line-through-style="none" style:text-line-through-type="none" fo:font-size="12pt" fo:language="nl" fo:country="NL" fo:font-style="normal" fo:font-weight="normal" officeooo:rsid="0dbbcae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7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8" style:family="text">
      <style:text-properties fo:color="#000000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000000" style:font-name="Ubuntu1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fo:color="#000000" style:font-name="Ubuntu1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fo:color="#000000" style:font-name="Ubuntu1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000000" style:font-name="Ubuntu1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000000" style:font-name="Ubuntu1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000000" style:font-name="Ubuntu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fo:color="#000000" style:font-name="Ubuntu1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fo:color="#000000" style:font-name="Ubuntu1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fo:color="#000000" style:font-name="Ubuntu1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000000" style:font-name="Ubuntu1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fo:color="#000000" style:font-name="Ubuntu1" fo:font-size="12pt" fo:language="nl" fo:country="NL" fo:font-weight="normal" officeooo:rsid="0dd1db2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0" style:family="text">
      <style:text-properties fo:color="#000000" style:font-name="Ubuntu1" fo:font-size="12pt" fo:language="nl" fo:country="NL" fo:font-weight="normal" officeooo:rsid="0dd385b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1" style:family="text">
      <style:text-properties fo:color="#000000" style:font-name="Ubuntu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fo:color="#000000" style:font-name="Ubuntu1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fo:color="#000000" style:font-name="Ubuntu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fo:color="#000000" style:font-name="Ubuntu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fo:color="#000000" style:font-name="Ubuntu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fo:color="#000000" style:font-name="Ubuntu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fo:color="#000000" style:font-name="Ubuntu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fo:color="#000000" style:font-name="Ubuntu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0" style:family="text">
      <style:text-properties fo:color="#000000" style:font-name="Ubuntu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1" style:family="text">
      <style:text-properties fo:color="#000000" style:font-name="Ubuntu1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fo:color="#000000" style:font-name="Ubuntu1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fo:color="#000000" style:font-name="Ubuntu1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64" style:family="text">
      <style:text-properties fo:color="#000000" style:font-name="Ubuntu1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fo:color="#000000" style:font-name="Ubuntu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66" style:family="text">
      <style:text-properties fo:color="#000000" style:font-name="Ubuntu1" fo:font-size="12pt" style:text-underline-style="none" officeooo:rsid="067ff87e" style:font-size-asian="12pt" style:font-size-complex="12pt"/>
    </style:style>
    <style:style style:name="T367" style:family="text">
      <style:text-properties fo:color="#000000" style:font-name="Ubuntu1" fo:font-size="12pt" style:text-underline-style="none" officeooo:rsid="06807e83" style:font-size-asian="12pt" style:font-size-complex="12pt"/>
    </style:style>
    <style:style style:name="T368" style:family="text">
      <style:text-properties fo:color="#000000" style:font-name="Ubuntu1" fo:font-size="12pt" style:text-underline-style="none" officeooo:rsid="0588721b" style:font-size-asian="12pt" style:font-size-complex="12pt"/>
    </style:style>
    <style:style style:name="T369" style:family="text">
      <style:text-properties fo:color="#000000" style:font-name="Ubuntu1" fo:font-size="12pt" style:text-underline-style="none" officeooo:rsid="050aa1f1" style:font-size-asian="12pt" style:font-size-complex="12pt"/>
    </style:style>
    <style:style style:name="T370" style:family="text">
      <style:text-properties fo:color="#000000" style:font-name="Ubuntu1" fo:font-size="12pt" style:text-underline-style="none" officeooo:rsid="0941f476" style:font-size-asian="12pt" style:font-size-complex="12pt"/>
    </style:style>
    <style:style style:name="T371" style:family="text">
      <style:text-properties fo:color="#000000" style:font-name="Ubuntu1" fo:font-size="12pt" style:text-underline-style="none" officeooo:rsid="0d11a406" style:font-size-asian="12pt" style:font-size-complex="12pt"/>
    </style:style>
    <style:style style:name="T372" style:family="text">
      <style:text-properties fo:color="#000000" style:font-name="Ubuntu1" fo:font-size="12pt" style:text-underline-style="none" officeooo:rsid="0bfb9903" style:font-size-asian="12pt" style:font-size-complex="12pt"/>
    </style:style>
    <style:style style:name="T373" style:family="text">
      <style:text-properties fo:color="#000000" style:font-name="Ubuntu1" fo:font-size="12pt" style:text-underline-style="none" officeooo:rsid="0bd29e9a" style:font-size-asian="12pt" style:font-size-complex="12pt"/>
    </style:style>
    <style:style style:name="T374" style:family="text">
      <style:text-properties fo:color="#000000" style:font-name="Ubuntu1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75" style:family="text">
      <style:text-properties fo:color="#000000" style:font-name="Ubuntu1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76" style:family="text">
      <style:text-properties fo:color="#000000" style:font-name="Ubuntu1" fo:font-size="12pt" style:font-size-asian="12pt" style:font-size-complex="12pt"/>
    </style:style>
    <style:style style:name="T377" style:family="text">
      <style:text-properties fo:color="#000000" style:font-name="Ubuntu1" fo:font-size="12pt" officeooo:rsid="004804ae" style:font-size-asian="12pt" style:font-size-complex="12pt"/>
    </style:style>
    <style:style style:name="T378" style:family="text">
      <style:text-properties fo:color="#000000" style:font-name="Ubuntu1" fo:font-size="12pt" officeooo:rsid="0d21a97c" style:font-size-asian="12pt" style:font-size-complex="12pt"/>
    </style:style>
    <style:style style:name="T379" style:family="text">
      <style:text-properties fo:color="#000000" style:font-name="Ubuntu1" fo:font-size="12pt" officeooo:rsid="0d2ecc1a" style:font-size-asian="12pt" style:font-size-complex="12pt"/>
    </style:style>
    <style:style style:name="T380" style:family="text">
      <style:text-properties fo:color="#000000" style:text-underline-style="none" officeooo:rsid="0bd0b23f" style:font-size-asian="12pt" style:font-size-complex="12pt"/>
    </style:style>
    <style:style style:name="T381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2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83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4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5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6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7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8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89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0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2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3" style:family="text">
      <style:text-properties fo:color="#000000" style:font-name="Ubuntu" fo:font-size="10pt" fo:language="nl" fo:country="NL" officeooo:rsid="0d80b95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4" style:family="text">
      <style:text-properties fo:color="#000000" style:font-name="Ubuntu" fo:font-size="10pt" fo:language="nl" fo:country="NL" officeooo:rsid="0db2fd5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5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6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7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8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9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0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1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402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3" style:family="text">
      <style:text-properties fo:color="#000000" style:font-name="Ubuntu" fo:font-size="10pt" fo:language="nl" fo:country="NL" fo:font-weight="normal" officeooo:rsid="0dd6ec6c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4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5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406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407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8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409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10" style:family="text">
      <style:text-properties style:text-line-through-style="none" style:text-line-through-type="none" fo:font-size="10pt" fo:language="nl" fo:country="NL" fo:font-style="normal" fo:font-weight="normal" officeooo:rsid="0d2080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1" style:family="text">
      <style:text-properties style:text-line-through-style="none" style:text-line-through-type="none" fo:font-size="10pt" fo:language="nl" fo:country="NL" fo:font-style="normal" fo:font-weight="normal" officeooo:rsid="0d479d0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12" style:family="text">
      <style:text-properties style:use-window-font-color="true"/>
    </style:style>
    <style:style style:name="T413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4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5" style:family="text">
      <style:text-properties style:use-window-font-color="true" style:text-line-through-style="none" style:text-line-through-type="none" style:font-name="Ubuntu1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style:use-window-font-color="true" style:text-line-through-style="none" style:text-line-through-type="none" style:font-name="Ubuntu1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style:use-window-font-color="true" style:text-line-through-style="none" style:text-line-through-type="none" style:text-position="super 58%" style:font-name="Ubuntu1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9" style:family="text">
      <style:text-properties style:use-window-font-color="true" style:font-name="Ubuntu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0" style:family="text">
      <style:text-properties style:use-window-font-color="true" style:font-name="Ubuntu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1" style:family="text">
      <style:text-properties style:use-window-font-color="true" style:font-name="Ubuntu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2" style:family="text">
      <style:text-properties style:use-window-font-color="true" style:font-name="Ubuntu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3" style:family="text">
      <style:text-properties style:use-window-font-color="true" style:font-name="Ubuntu1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4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5" style:family="text">
      <style:text-properties style:use-window-font-color="true" style:font-name="Ubuntu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6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7" style:family="text">
      <style:text-properties style:use-window-font-color="true" style:font-name="Ubuntu1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8" style:family="text">
      <style:text-properties style:use-window-font-color="true" style:font-name="Ubuntu1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9" style:family="text">
      <style:text-properties style:use-window-font-color="true" style:font-name="Ubuntu1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0" style:family="text">
      <style:text-properties style:use-window-font-color="true" style:font-name="Ubuntu1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1" style:family="text">
      <style:text-properties style:use-window-font-color="true" style:font-name="Ubuntu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2" style:family="text">
      <style:text-properties style:use-window-font-color="true" style:font-name="Ubuntu1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3" style:family="text">
      <style:text-properties style:use-window-font-color="true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4" style:family="text">
      <style:text-properties style:use-window-font-color="true" style:font-name="Ubuntu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5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36" style:family="text">
      <style:text-properties style:use-window-font-color="true" style:font-name="Ubuntu1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7" style:family="text">
      <style:text-properties style:use-window-font-color="true" style:font-name="Ubuntu1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8" style:family="text">
      <style:text-properties style:use-window-font-color="true" style:font-name="Ubuntu1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9" style:family="text">
      <style:text-properties style:use-window-font-color="true" style:font-name="Ubuntu1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0" style:family="text">
      <style:text-properties style:use-window-font-color="true" style:font-name="Ubuntu1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4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4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44" style:family="text">
      <style:text-properties style:use-window-font-color="true" officeooo:rsid="047da547"/>
    </style:style>
    <style:style style:name="T445" style:family="text">
      <style:text-properties style:use-window-font-color="true" style:text-position="super 58%" style:font-name="Ubuntu1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6" style:family="text">
      <style:text-properties fo:font-size="12pt" style:font-size-asian="12pt" style:font-size-complex="12pt"/>
    </style:style>
    <style:style style:name="T447" style:family="text">
      <style:text-properties fo:font-size="12pt" officeooo:rsid="02eddb5a" style:font-size-asian="12pt" style:font-size-complex="12pt"/>
    </style:style>
    <style:style style:name="T448" style:family="text">
      <style:text-properties fo:font-size="12pt" officeooo:rsid="064c9632" style:font-size-asian="12pt" style:font-size-complex="12pt"/>
    </style:style>
    <style:style style:name="T449" style:family="text">
      <style:text-properties officeooo:rsid="047fb57c"/>
    </style:style>
    <style:style style:name="T450" style:family="text">
      <style:text-properties officeooo:rsid="047da547"/>
    </style:style>
    <style:style style:name="T451" style:family="text">
      <style:text-properties officeooo:rsid="01657261" style:font-size-asian="12pt" style:font-size-complex="12pt"/>
    </style:style>
    <style:style style:name="T452" style:family="text">
      <style:text-properties officeooo:rsid="04473353"/>
    </style:style>
    <style:style style:name="T453" style:family="text">
      <style:text-properties fo:font-weight="normal" style:font-weight-asian="normal" style:font-weight-complex="normal"/>
    </style:style>
    <style:style style:name="T454" style:family="text">
      <style:text-properties fo:font-weight="normal" officeooo:rsid="0d53468e" style:font-weight-asian="normal" style:font-weight-complex="normal"/>
    </style:style>
    <style:style style:name="T455" style:family="text">
      <style:text-properties fo:font-weight="normal" officeooo:rsid="0d5e9ec2" style:font-weight-asian="normal" style:font-weight-complex="normal"/>
    </style:style>
    <style:style style:name="T456" style:family="text">
      <style:text-properties fo:font-weight="normal" officeooo:rsid="0d516aa8" style:font-weight-asian="normal" style:font-weight-complex="normal"/>
    </style:style>
    <style:style style:name="T457" style:family="text">
      <style:text-properties fo:font-weight="normal" officeooo:rsid="0d6a0c36" style:font-weight-asian="normal" style:font-weight-complex="normal"/>
    </style:style>
    <style:style style:name="T458" style:family="text">
      <style:text-properties officeooo:rsid="06049971"/>
    </style:style>
    <style:style style:name="T459" style:family="text">
      <style:text-properties fo:font-weight="bold" style:font-weight-asian="bold" style:font-weight-complex="bold"/>
    </style:style>
    <style:style style:name="T460" style:family="text">
      <style:text-properties fo:font-weight="bold" officeooo:rsid="06049971" style:font-weight-asian="bold" style:font-weight-complex="bold"/>
    </style:style>
    <style:style style:name="T461" style:family="text">
      <style:text-properties officeooo:rsid="0594b105"/>
    </style:style>
    <style:style style:name="T462" style:family="text">
      <style:text-properties fo:font-style="italic" style:font-style-asian="italic" style:font-style-complex="italic"/>
    </style:style>
    <style:style style:name="T463" style:family="text">
      <style:text-properties officeooo:rsid="0aace3cd"/>
    </style:style>
    <style:style style:name="T464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65" style:family="text">
      <style:text-properties fo:font-size="10pt" officeooo:rsid="06049971" style:font-size-asian="10pt" style:font-size-complex="10pt"/>
    </style:style>
    <style:style style:name="T466" style:family="text">
      <style:text-properties fo:font-size="10pt" officeooo:rsid="0d7d740a" style:font-size-asian="10pt" style:font-size-complex="10pt"/>
    </style:style>
    <style:style style:name="T467" style:family="text">
      <style:text-properties fo:font-size="10pt" officeooo:rsid="0dd66268" style:font-size-asian="10pt" style:font-style-asian="italic" style:font-size-complex="10pt" style:font-style-complex="italic"/>
    </style:style>
    <style:style style:name="T468" style:family="text">
      <style:text-properties fo:font-size="10pt" officeooo:rsid="06049971" style:font-size-asian="10pt" style:font-style-asian="italic" style:font-size-complex="10pt" style:font-style-complex="italic"/>
    </style:style>
    <style:style style:name="T469" style:family="text">
      <style:text-properties officeooo:rsid="0394a435"/>
    </style:style>
    <style:style style:name="T470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1" style:family="text">
      <style:text-properties fo:font-variant="normal" fo:text-transform="none" fo:color="#000000" style:text-line-through-style="none" style:text-line-through-type="none" style:font-name="Ubuntu1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72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3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4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c0a16d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75" style:family="text">
      <style:text-properties fo:font-variant="normal" fo:text-transform="none" fo:color="#000000" style:text-line-through-style="none" style:text-line-through-type="none" style:font-name="Ubuntu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76" style:family="text">
      <style:text-properties officeooo:rsid="0b668458"/>
    </style:style>
    <style:style style:name="T477" style:family="text">
      <style:text-properties officeooo:rsid="0c125172"/>
    </style:style>
    <style:style style:name="T478" style:family="text">
      <style:text-properties officeooo:rsid="0d2d19da"/>
    </style:style>
    <style:style style:name="T479" style:family="text">
      <style:text-properties officeooo:rsid="0d3bc5c4"/>
    </style:style>
    <style:style style:name="T480" style:family="text">
      <style:text-properties officeooo:rsid="0d3fc4ec"/>
    </style:style>
    <style:style style:name="T481" style:family="text">
      <style:text-properties officeooo:rsid="0d4b2054"/>
    </style:style>
    <style:style style:name="T482" style:family="text">
      <style:text-properties fo:color="#000080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83" style:family="text">
      <style:text-properties officeooo:rsid="0d781c5d"/>
    </style:style>
    <style:style style:name="T484" style:family="text">
      <style:text-properties officeooo:rsid="0d7d740a"/>
    </style:style>
    <style:style style:name="T485" style:family="text">
      <style:text-properties officeooo:rsid="0d87d73f"/>
    </style:style>
    <style:style style:name="T486" style:family="text">
      <style:text-properties officeooo:rsid="0d88b8d0"/>
    </style:style>
    <style:style style:name="T487" style:family="text">
      <style:text-properties fo:font-style="normal" style:font-style-asian="normal" style:font-style-complex="normal"/>
    </style:style>
    <style:style style:name="T488" style:family="text">
      <style:text-properties officeooo:rsid="0db2fd57"/>
    </style:style>
    <style:style style:name="T489" style:family="text">
      <style:text-properties officeooo:rsid="0db4d737"/>
    </style:style>
    <style:style style:name="T490" style:family="text">
      <style:text-properties officeooo:rsid="0db5d4ba"/>
    </style:style>
    <style:style style:name="T491" style:family="text">
      <style:text-properties officeooo:rsid="0db5fe7f"/>
    </style:style>
    <style:style style:name="T492" style:family="text">
      <style:text-properties officeooo:rsid="0d1ec96e"/>
    </style:style>
    <style:style style:name="T493" style:family="text">
      <style:text-properties officeooo:rsid="0d4a40eb"/>
    </style:style>
    <style:style style:name="T494" style:family="text">
      <style:text-properties officeooo:rsid="0d53468e"/>
    </style:style>
    <style:style style:name="T495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96" style:family="text">
      <style:text-properties style:text-position="super 58%" fo:font-size="10pt" officeooo:rsid="0dd66268" style:font-size-asian="10pt" style:font-style-asian="italic" style:font-size-complex="10pt" style:font-style-complex="italic"/>
    </style:style>
    <style:style style:name="T497" style:family="text">
      <style:text-properties officeooo:rsid="0ddeb61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5" form:id="control3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6" form:id="control3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7" form:id="control3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8" form:id="control3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9" form:id="control3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0" form:id="control4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1" form:id="control4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0"><text:span text:style-name="Strong_20_Emphasis"><text:span text:style-name="T343">C</text:span></text:span><text:span text:style-name="Strong_20_Emphasis"><text:span text:style-name="T338">hecklist voor </text:span></text:span><text:span text:style-name="Strong_20_Emphasis"><text:span text:style-name="T347">de installatie</text:span></text:span><text:span text:style-name="Strong_20_Emphasis"><text:span text:style-name="T338"> van </text:span></text:span><text:reference-mark-start text:name="Distributie"/><text:span text:style-name="Strong_20_Emphasis"><text:span text:style-name="T348">Debian</text:span></text:span><text:reference-mark-end text:name="Distributie"/><text:span text:style-name="Strong_20_Emphasis"><text:span text:style-name="T341"> </text:span></text:span><text:reference-mark-start text:name="Versie"/><text:span text:style-name="Strong_20_Emphasis"><text:span text:style-name="T348">1</text:span></text:span><text:span text:style-name="Strong_20_Emphasis"><text:span text:style-name="T346">0</text:span></text:span><text:reference-mark-end text:name="Versie"/><text:span text:style-name="Strong_20_Emphasis"><text:span text:style-name="T349"> LTS</text:span></text:span><text:span text:style-name="Strong_20_Emphasis"><text:span text:style-name="T339"><text:note text:id="ftn1" text:note-class="footnote"><text:note-citation>1</text:note-citation><text:note-body><text:p text:style-name="P91"><text:span text:style-name="T469">Deze versie heeft codenaam </text:span><text:span text:style-name="T386">B</text:span><text:span text:style-name="T476">uster </text:span><text:span text:style-name="T477">(buster)</text:span><text:span text:style-name="T476"> </text:span><text:span text:style-name="T387">en is een zogenaamde LTS-versie (Long-Term Support, langetermijnondersteuning). <text:s/></text:span><text:span text:style-name="T388">Deze</text:span><text:span text:style-name="T387"> LTS-versie versch</text:span><text:span text:style-name="T388">een </text:span><text:span text:style-name="T395">in </text:span><text:span text:style-name="T388">juli</text:span><text:span text:style-name="T387"> 20</text:span><text:span text:style-name="T388">19</text:span><text:span text:style-name="T387"> en wordt vanaf vrijgave </text:span><text:span text:style-name="T395">vijf</text:span><text:span text:style-name="T387"> jaar ondersteund</text:span><text:span text:style-name="T389"> </text:span><text:span text:style-name="T387">(</text:span><text:span text:style-name="T390">updates </text:span><text:span text:style-name="T387">tot </text:span><text:span text:style-name="T388">juli </text:span><text:span text:style-name="T387">202</text:span><text:span text:style-name="T388">4</text:span><text:span text:style-name="T389">)</text:span><text:span text:style-name="T391">.</text:span></text:p></text:note-body></text:note></text:span></text:span><text:span text:style-name="Strong_20_Emphasis"><text:span text:style-name="T339"> </text:span></text:span><text:reference-mark-start text:name="Editie"/><text:span text:style-name="Strong_20_Emphasis"><text:span text:style-name="T340">desktop</text:span></text:span><text:reference-mark-end text:name="Editie"/><text:span text:style-name="Strong_20_Emphasis"><text:span text:style-name="T342">.</text:span></text:span></text:p>
      <text:p text:style-name="P13"/>
      <text:p text:style-name="P32"><text:span text:style-name="T20">Kijk op</text:span><text:span text:style-name="T33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338"> </text:span><text:span text:style-name="T413">voor</text:span><text:span text:style-name="T414"> </text:span><text:span text:style-name="T415">deze en andere </text:span><text:span text:style-name="T21">checklists, scripts, en overige bestanden.</text:span></text:p>
      <text:p text:style-name="P25"/>
      <text:p text:style-name="P56"><text:span text:style-name="T212">D</text:span><text:span text:style-name="T211">it is een invulbare PD</text:span><text:span text:style-name="T213">F</text:span><text:span text:style-name="T211"> met tekst- en keuzevakken; </text:span><text:span text:style-name="T214">a</text:span><text:span text:style-name="T211">fdrukken is niet noodzakelijk.</text:span></text:p>
      <text:p text:style-name="P14"/>
      <text:p text:style-name="P14"/>
      <text:p text:style-name="P14">V<text:span text:style-name="T449">ul de waarden in het tekstvak achter de </text:span><text:span text:style-name="Definition"><text:span text:style-name="T450">schuingedrukte</text:span></text:span> <text:span text:style-name="T450">woorden </text:span><text:span text:style-name="T444">(zie toelichting)</text:span><text:span text:style-name="T450">:</text:span></text:p>
      <text:p text:style-name="P4"><text:span text:style-name="Definition"><text:span text:style-name="T420">g</text:span></text:span><text:span text:style-name="Definition"><text:span text:style-name="T419">ebruiker</text:span></text:span><text:span text:style-name="Definition"><text:span text:style-name="T421"><text:tab/><text:tab/></text:span></text:span><text:span text:style-name="Definition"><text:span text:style-name="T412"> <text:tab/><text:tab/></text:span></text:span><text:span text:style-name="T422"><draw:control text:anchor-type="as-char" svg:y="-0.429cm" draw:z-index="35" draw:name="Gebruiker" draw:style-name="gr2" draw:text-style-name="P106" svg:width="6.061cm" svg:height="0.6cm" draw:control="control36"><svg:title>Gebruiker</svg:title><svg:desc>Volledige naam, bijv. Jan Stek</svg:desc></draw:control></text:span><text:span text:style-name="T422"><text:tab/></text:span><text:span text:style-name="T423">(</text:span><text:span text:style-name="T441">volledige naam, bijv. </text:span><text:span text:style-name="T443">Karel Kamer</text:span><text:span text:style-name="T442">)</text:span></text:p>
      <text:p text:style-name="Standard"><text:span text:style-name="Definition"><text:span text:style-name="T420">g</text:span></text:span><text:span text:style-name="Definition"><text:span text:style-name="T419">ebruikersnaam<text:tab/><text:tab/></text:span></text:span><text:span text:style-name="Definition"><text:span text:style-name="T419"><draw:control text:anchor-type="as-char" svg:y="-0.429cm" draw:z-index="36" draw:name="Gberuikersnaam" draw:style-name="gr2" draw:text-style-name="P106" svg:width="6.061cm" svg:height="0.6cm" draw:control="control37"><svg:title>Gebruikersnaam</svg:title><svg:desc>Korte naam, bijv. jan</svg:desc></draw:control></text:span></text:span><text:span text:style-name="Definition"><text:span text:style-name="T419"><text:tab/></text:span></text:span><text:span text:style-name="T3">(korte naam, bijv. </text:span><text:span text:style-name="T4">karel</text:span><text:span text:style-name="T3">)</text:span></text:p>
      <text:p text:style-name="P3"><text:span text:style-name="Definition"><text:span text:style-name="T435">c</text:span></text:span><text:span text:style-name="Definition"><text:span text:style-name="T434">omputernaam<text:tab/><text:tab/></text:span></text:span><text:span text:style-name="Definition"><text:span text:style-name="T422"><draw:control text:anchor-type="as-char" svg:y="-0.429cm" draw:z-index="37" draw:name="Computernaam" draw:style-name="gr2" draw:text-style-name="P106" svg:width="6.061cm" svg:height="0.6cm" draw:control="control38"><svg:title>Computernaam</svg:title><svg:desc>Unieke naam van de computer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unieke naam van de compute</text:span></text:span><text:span text:style-name="Definition"><text:span text:style-name="T425">r</text:span></text:span><text:span text:style-name="Definition"><text:span text:style-name="T426">)</text:span></text:span></text:p>
      <text:p text:style-name="P3"><text:span text:style-name="Definition"><text:span text:style-name="T420">o</text:span></text:span><text:span text:style-name="Definition"><text:span text:style-name="T419">pstartmenu</text:span></text:span><text:span text:style-name="Definition"><text:span text:style-name="T422"><text:tab/><text:tab/><text:tab/></text:span></text:span><text:span text:style-name="Definition"><text:span text:style-name="T422"><draw:control text:anchor-type="as-char" svg:y="-0.429cm" draw:z-index="38" draw:name="Opstartmenu" draw:style-name="gr2" draw:text-style-name="P106" svg:width="6.061cm" svg:height="0.6cm" draw:control="control39"><svg:title>Opstartmenu</svg:title><svg:desc>Toets voor het opstartmenu ("bootmenu")</svg:desc></draw:control></text:span></text:span><text:span text:style-name="Definition"><text:span text:style-name="T422"><text:tab/></text:span></text:span><text:span text:style-name="Definition"><text:span text:style-name="T426">(</text:span></text:span><text:span text:style-name="Definition"><text:span text:style-name="T424">to</text:span></text:span><text:span text:style-name="Definition"><text:span text:style-name="T431">ets voor het opstartmedium</text:span></text:span><text:span text:style-name="Definition"><text:span text:style-name="T432">)</text:span></text:span></text:p>
      <text:p text:style-name="P3"><text:span text:style-name="Definition"><text:span text:style-name="T436">i</text:span></text:span><text:span text:style-name="Definition"><text:span text:style-name="T437">nstellingen</text:span></text:span><text:span text:style-name="T426"><text:tab/> <text:tab/><text:tab/></text:span><text:span text:style-name="T426"><draw:control text:anchor-type="as-char" svg:y="-0.429cm" draw:z-index="34" draw:name="Instellingen" draw:style-name="gr2" draw:text-style-name="P106" svg:width="6.061cm" svg:height="0.6cm" draw:control="control35"><svg:title>Instellingen</svg:title><svg:desc>Toets voor het BIOS/UEFI-scherm ("setup")</svg:desc></draw:control></text:span><text:span text:style-name="T426"><text:tab/>(</text:span><text:span text:style-name="T424">toets voor het BIOS/UEFI-scherm</text:span><text:span text:style-name="T426">)</text:span></text:p>
      <text:p text:style-name="P6"><text:span text:style-name="Definition"><text:span text:style-name="T416">2</text:span></text:span><text:span text:style-name="Definition"><text:span text:style-name="T418">e </text:span></text:span><text:span text:style-name="Definition"><text:span text:style-name="T438">gebr</text:span></text:span><text:span text:style-name="Definition"><text:span text:style-name="T416">uiker </text:span></text:span><text:span text:style-name="Definition"><text:span text:style-name="T417">(evt.)</text:span></text:span><text:span text:style-name="T426"><text:tab/></text:span><text:span text:style-name="T426"><draw:control text:anchor-type="as-char" svg:y="-0.429cm" draw:z-index="40" draw:name="Instellingen_0" draw:style-name="gr2" draw:text-style-name="P106" svg:width="6.061cm" svg:height="0.6cm" draw:control="control41"><svg:title>Instellingen</svg:title><svg:desc>Toets voor het BIOS/UEFI-scherm ("setup")</svg:desc></draw:control></text:span><text:span text:style-name="T426"><text:tab/>(volledige naam </text:span><text:span text:style-name="T429">evt. </text:span><text:span text:style-name="T433">2</text:span><text:span text:style-name="T445">e</text:span><text:span text:style-name="T433"> </text:span><text:span text:style-name="T426">gebruiker)</text:span></text:p>
      <text:p text:style-name="P6"><text:span text:style-name="Definition"><text:span text:style-name="T416">2</text:span></text:span><text:span text:style-name="Definition"><text:span text:style-name="T418">e</text:span></text:span><text:span text:style-name="Definition"><text:span text:style-name="T416"> </text:span></text:span><text:span text:style-name="Definition"><text:span text:style-name="T439">g</text:span></text:span><text:span text:style-name="Definition"><text:span text:style-name="T440">ebruikersnaam</text:span></text:span><text:span text:style-name="T426"><text:tab/></text:span><text:span text:style-name="T426"><draw:control text:anchor-type="as-char" svg:y="-0.429cm" draw:z-index="39" draw:name="Instellingen_1" draw:style-name="gr2" draw:text-style-name="P106" svg:width="6.061cm" svg:height="0.6cm" draw:control="control40"><svg:title>Instellingen</svg:title><svg:desc>Toets voor het BIOS/UEFI-scherm ("setup")</svg:desc></draw:control></text:span><text:span text:style-name="T426"><text:tab/>(</text:span><text:span text:style-name="T424">korte naam </text:span><text:span text:style-name="T429">ev</text:span><text:span text:style-name="T430">entuele</text:span><text:span text:style-name="T429"> </text:span><text:span text:style-name="T433">2</text:span><text:span text:style-name="T445">e</text:span><text:span text:style-name="T433"> </text:span><text:span text:style-name="T427">gebr</text:span><text:span text:style-name="T428">uiker</text:span><text:span text:style-name="T426">)</text:span></text:p>
      <text:p text:style-name="P5"><text:span text:style-name="T357">Vervang </text:span><text:span text:style-name="Definition"><text:span text:style-name="T17">schuingedrukte</text:span></text:span><text:span text:style-name="T357"> </text:span><text:span text:style-name="T358">woorden </text:span><text:span text:style-name="T357">in deze checklist door </text:span><text:span text:style-name="T358">boven</text:span><text:span text:style-name="T357">staande waarden.</text:span></text:p>
      <text:p text:style-name="P15"/>
      <text:p text:style-name="P2"><text:span text:style-name="Strong_20_Emphasis"><text:span text:style-name="T352"/></text:span></text:p>
      <text:p text:style-name="P35"><text:span text:style-name="Strong_20_Emphasis"><text:span text:style-name="T143"><draw:control text:anchor-type="as-char" draw:z-index="0" draw:name="Vorm1" draw:style-name="gr1" draw:text-style-name="P105" svg:width="0.35cm" svg:height="0.35cm" draw:control="control1"/></text:span></text:span><text:span text:style-name="Strong_20_Emphasis"><text:span text:style-name="T143"><text:s/><text:tab/></text:span></text:span><text:span text:style-name="T353">Nog niet op Linux?<text:tab/></text:span><text:span text:style-name="T381"></text:span><text:span text:style-name="T359"> </text:span><text:span text:style-name="T360">G</text:span><text:span text:style-name="T354">ebruik </text:span><text:span text:style-name="Strong_20_Emphasis"><text:span text:style-name="T409">Checklist migratie</text:span></text:span><text:span text:style-name="T35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55"> onder </text:span><text:span text:style-name="T365">Linux</text:span><text:span text:style-name="T356">.</text:span></text:p>
      <text:p text:style-name="P49"><text:span text:style-name="Strong_20_Emphasis"><text:span text:style-name="T143"><draw:control text:anchor-type="as-char" draw:z-index="33" draw:name="Vorm2" draw:style-name="gr1" draw:text-style-name="P105" svg:width="0.35cm" svg:height="0.35cm" draw:control="control34"/></text:span></text:span><text:span text:style-name="Strong_20_Emphasis"><text:span text:style-name="T143"><text:s/><text:tab/></text:span></text:span><text:span text:style-name="T361">Nieuwe installatie?<text:tab/></text:span><text:span text:style-name="T382"></text:span><text:span text:style-name="T364"><text:tab/></text:span><text:span text:style-name="T363">B</text:span><text:span text:style-name="T361">egin bij hoofdstuk </text:span><text:span text:style-name="T361"><text:bookmark-ref text:reference-format="page" text:ref-name="__RefNumPara__4009_1271708128">2</text:bookmark-ref></text:span><text:span text:style-name="T361"><text:s text:c="2"/></text:span><text:span text:style-name="T362"><text:bookmark-ref text:reference-format="text" text:ref-name="__RefNumPara__4009_1271708128">Installatie uitvoeren</text:bookmark-ref></text:span><text:span text:style-name="T362">.</text:span></text:p>
      <text:p text:style-name="P1"><text:span text:style-name="Strong_20_Emphasis"><text:span text:style-name="T351"/></text:span></text:p>
      <text:list xml:id="list4107458944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" draw:name="Vorm3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97"><text:span text:style-name="Strong_20_Emphasis"><text:span text:style-name="T102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8">.</text:span></text:span></text:p>
          </table:table-cell>
        </table:table-row>
        <table:table-row table:style-name="TableLine94737967732144">
          <table:table-cell table:style-name="_31_._5f_Installatie_5f_voorbereiden.A1" office:value-type="string">
            <text:p text:style-name="P37"><text:span text:style-name="Strong_20_Emphasis"><text:span text:style-name="T102"><text:s/></text:span></text:span></text:p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737967732400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2" draw:name="Vorm4" draw:style-name="gr1" draw:text-style-name="P105" svg:width="0.35cm" svg:height="0.35cm" draw:control="control43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102">Installeer </text:span></text:span><text:span text:style-name="Strong_20_Emphasis"><text:span text:style-name="T120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87"><text:note text:id="ftn2" text:note-class="footnote"><text:note-citation>2</text:note-citation><text:note-body><text:p text:style-name="P93"><text:span text:style-name="T383">De </text:span><text:span text:style-name="T406">Super</text:span><text:span text:style-name="T383">-toets is de Windows</text:span><text:span text:style-name="T384">-</text:span><text:span text:style-name="T385">toets</text:span><text:span text:style-name="T383">, </text:span><text:span text:style-name="T384">C</text:span><text:span text:style-name="T383">ommand-</text:span><text:span text:style-name="T385">toets</text:span><text:span text:style-name="T383">, of </text:span><text:span text:style-name="T384">V</text:span><text:span text:style-name="T383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1">Terminalvenster</text:span></text:span><text:span text:style-name="Strong_20_Emphasis"><text:span text:style-name="T90">.</text:span></text:span><text:span text:style-name="Strong_20_Emphasis"><text:span text:style-name="T115"> </text:span></text:span></text:p>
          </table:table-cell>
        </table:table-row>
        <table:table-row table:style-name="TableLine94737967732656">
          <table:table-cell table:style-name="_31_._5f_Installatie_5f_voorberei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4" draw:name="Vorm4_3" draw:style-name="gr1" draw:text-style-name="P105" svg:width="0.35cm" svg:height="0.35cm" draw:control="control45"/></text:span></text:span></text:p>
          </table:table-cell>
          <table:table-cell table:style-name="_31_._5f_Installatie_5f_voorbereiden.A1" office:value-type="string">
            <text:p text:style-name="P81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8">z</text:span></text:span><text:span text:style-name="Strong_20_Emphasis"><text:span text:style-name="T115">e opdrachten, ieder gevolgd door de </text:span></text:span><text:span text:style-name="Strong_20_Emphasis"><text:span text:style-name="T259">Enter</text:span></text:span><text:span text:style-name="Strong_20_Emphasis"><text:span text:style-name="T88">-toets:<text:line-break/></text:span></text:span><text:span text:style-name="User_20_Entry"><text:span text:style-name="T334">sudo</text:span></text:span><text:span text:style-name="User_20_Entry"><text:span text:style-name="T333"> </text:span></text:span><text:span text:style-name="User_20_Entry"><text:span text:style-name="T334">apt install wget</text:span></text:span></text:p>
            <text:p text:style-name="P81"><text:span text:style-name="User_20_Entry"><text:span text:style-name="T333">wget karelzimmer.nl/</text:span></text:span><text:span text:style-name="User_20_Entry"><text:span text:style-name="T337">kz</text:span></text:span><text:span text:style-name="User_20_Entry"><text:span text:style-name="T333"><text:line-break/>bash </text:span></text:span><text:span text:style-name="User_20_Entry"><text:span text:style-name="T337">kz</text:span></text:span></text:p>
            <text:p text:style-name="P78"><text:span text:style-name="User_20_Entry"><text:span text:style-name="T335">exit</text:span></text:span></text:p>
          </table:table-cell>
        </table:table-row>
        <table:table-row table:style-name="TableLine94737967732912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737967733168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2" draw:name="Vorm6" draw:style-name="gr1" draw:text-style-name="P10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76">Bereid de installatie voor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105">druk </text:span></text:span><text:span text:style-name="Strong_20_Emphasis"><text:span text:style-name="T100">op de </text:span></text:span><text:span text:style-name="Strong_20_Emphasis"><text:span text:style-name="T258">Super</text:span></text:span><text:span text:style-name="Strong_20_Emphasis"><text:span text:style-name="T100">-toets</text:span></text:span><text:span text:style-name="Strong_20_Emphasis"><text:span text:style-name="T329"><text:note-ref text:note-class="footnote" text:reference-format="text" text:ref-name="ftn2">2</text:note-ref></text:span></text:span><text:span text:style-name="Strong_20_Emphasis"><text:span text:style-name="T76">, </text:span></text:span><text:span text:style-name="Strong_20_Emphasis"><text:span text:style-name="T109">t</text:span></text:span><text:span text:style-name="Strong_20_Emphasis"><text:span text:style-name="T91">yp </text:span></text:span><text:span text:style-name="Strong_20_Emphasis"><text:span text:style-name="T173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6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</text:span></text:span><text:span text:style-name="Strong_20_Emphasis"><text:span text:style-name="T317"> </text:span></text:span><text:span text:style-name="Strong_20_Emphasis"><text:span text:style-name="T295">Installatiem</text:span></text:span><text:span text:style-name="Strong_20_Emphasis"><text:span text:style-name="T294">enu</text:span></text:span><text:span text:style-name="Strong_20_Emphasis"><text:span text:style-name="T100">.</text:span></text:span></text:p>
          </table:table-cell>
        </table:table-row>
        <table:table-row table:style-name="TableLine94737967733424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3" draw:name="Vorm7" draw:style-name="gr1" draw:text-style-name="P105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85">K</text:span></text:span><text:span text:style-name="Strong_20_Emphasis"><text:span text:style-name="T79">ie</text:span></text:span><text:span text:style-name="Strong_20_Emphasis"><text:span text:style-name="T78">s</text:span></text:span><text:span text:style-name="Strong_20_Emphasis"><text:span text:style-name="T74"> </text:span></text:span><text:span text:style-name="Strong_20_Emphasis"><text:span text:style-name="T292">1</text:span></text:span><text:span text:style-name="Strong_20_Emphasis"><text:span text:style-name="T298"> - </text:span></text:span><text:span text:style-name="Strong_20_Emphasis"><text:span text:style-name="T299">In</text:span></text:span><text:span text:style-name="Strong_20_Emphasis"><text:span text:style-name="T305">stallatie voorberei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737967733680">
          <table:table-cell table:style-name="_31_._5f_Installatie_5f_voorberei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" draw:name="Vorm8" draw:style-name="gr1" draw:text-style-name="P105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74">Volg de aanwijzingen op het scherm.</text:span></text:span></text:p>
          </table:table-cell>
        </table:table-row>
        <table:table-row table:style-name="TableLine9473796773393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6"/>
          </table:table-cell>
        </table:table-row>
        <table:table-row table:style-name="TableLine94737967734192">
          <table:table-cell table:style-name="_31_._5f_Installatie_5f_voorbereiden.A1" office:value-type="string">
            <text:p text:style-name="P87"><text:span text:style-name="Strong_20_Emphasis"><text:span text:style-name="T102"><text:s/></text:span></text:span><text:span text:style-name="Strong_20_Emphasis"><text:span text:style-name="T144"><draw:control text:anchor-type="as-char" draw:z-index="54" draw:name="Vorm8_0" draw:style-name="gr1" draw:text-style-name="P105" svg:width="0.35cm" svg:height="0.35cm" draw:control="control55"/></text:span></text:span></text:p>
          </table:table-cell>
          <table:table-cell table:style-name="_31_._5f_Installatie_5f_voorbereiden.A1" office:value-type="string">
            <text:p text:style-name="P23"><text:span text:style-name="Strong_20_Emphasis"><text:span text:style-name="T122">Na aanmelden als </text:span></text:span><text:span text:style-name="Strong_20_Emphasis"><text:span text:style-name="T123">eventuele</text:span></text:span><text:span text:style-name="Strong_20_Emphasis"><text:span text:style-name="T122"> </text:span></text:span><text:span text:style-name="Definition"><text:span text:style-name="T15">2</text:span></text:span><text:span text:style-name="Definition"><text:span text:style-name="T495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2">, zoek en start</text:span></text:span><text:span text:style-name="Strong_20_Emphasis"><text:span text:style-name="T260"> </text:span></text:span><text:span text:style-name="Strong_20_Emphasis"><text:span text:style-name="T186">Ins</text:span></text:span><text:span text:style-name="Strong_20_Emphasis"><text:span text:style-name="T187">tallatiemenu</text:span></text:span><text:span text:style-name="Strong_20_Emphasis"><text:span text:style-name="T145"> </text:span></text:span><text:span text:style-name="Strong_20_Emphasis"><text:span text:style-name="T122">en </text:span></text:span><text:span text:style-name="User_20_Entry"><text:span text:style-name="T204">kies <text:line-break/></text:span></text:span><text:span text:style-name="User_20_Entry"><text:span text:style-name="T206">5</text:span></text:span><text:span text:style-name="User_20_Entry"><text:span text:style-name="T207"> -</text:span></text:span><text:span text:style-name="User_20_Entry"><text:span text:style-name="T208"> </text:span></text:span><text:span text:style-name="User_20_Entry"><text:span text:style-name="T206">Opdrachtenmenu</text:span></text:span><text:span text:style-name="User_20_Entry"><text:span text:style-name="T205"> en daarna </text:span></text:span><text:span text:style-name="User_20_Entry"><text:span text:style-name="T210">11</text:span></text:span><text:span text:style-name="User_20_Entry"><text:span text:style-name="T206"> - Instellijst</text:span></text:span><text:span text:style-name="User_20_Entry"><text:span text:style-name="T209"> </text:span></text:span><text:span text:style-name="User_20_Entry"><text:span text:style-name="T201">maken</text:span></text:span><text:span text:style-name="User_20_Entry"><text:span text:style-name="T204">.</text:span></text:span></text:p>
          </table:table-cell>
        </table:table-row>
      </table:table>
      <text:p text:style-name="P29"/>
      <text:list xml:id="list103334555466941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3796761832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5" draw:name="Vorm9" draw:style-name="gr1" draw:text-style-name="P105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84"><text:span text:style-name="T376">Start de computer op vanaf </text:span><text:span text:style-name="T377">een </text:span><text:span text:style-name="T377"><text:reference-ref text:reference-format="text" text:ref-name="Distributie">Debian</text:reference-ref></text:span><text:span text:style-name="T377"><text:s/></text:span><text:span text:style-name="T379">(</text:span><text:span text:style-name="T378">Live</text:span><text:span text:style-name="T223"><text:note text:id="ftn3" text:note-class="footnote"><text:note-citation>1</text:note-citation><text:note-body><text:p text:style-name="P88"><text:span text:style-name="T452">Vanaf ee</text:span>n Live <text:span text:style-name="T463">USB-stick of </text:span><text:span text:style-name="T392">CD</text:span><text:span text:style-name="T6"> </text:span>kunt <text:span text:style-name="T452">u opstarten en</text:span> met <text:reference-ref text:reference-format="text" text:ref-name="Distributie">Debian</text:reference-ref><text:s/>werken zonder deze te installeren.</text:p></text:note-body></text:note></text:span><text:span text:style-name="T225">)</text:span><text:span text:style-name="T378"> </text:span><text:span text:style-name="T378"><text:reference-ref text:reference-format="text" text:ref-name="Versie">10</text:reference-ref></text:span><text:span text:style-name="T218"><text:s/></text:span><text:span text:style-name="T222">GNOME</text:span><text:span text:style-name="T218"> </text:span><text:span text:style-name="T221">USB-stick</text:span><text:span text:style-name="T221"><text:note text:id="ftn4" text:note-class="footnote"><text:note-citation>2</text:note-citation><text:note-body><text:p text:style-name="P95">Downloa<text:span text:style-name="T483">d</text:span><text:span text:style-name="T479"> </text:span><text:span text:style-name="T394">e</text:span><text:span text:style-name="T486">e</text:span><text:span text:style-name="T488">n</text:span><text:span text:style-name="T486"> </text:span><text:span text:style-name="T483">Netwerk installer </text:span><text:span text:style-name="T479">CD</text:span><text:span text:style-name="T483"> vanaf</text:span><text:span text:style-name="Strong_20_Emphasis"><text:span text:style-name="T230"> </text:span></text:span><text:a xlink:type="simple" xlink:href="https://debian.org/" text:style-name="Internet_20_link" text:visited-style-name="Visited_20_Internet_20_Link"><text:span text:style-name="Internet_20_link"><text:span text:style-name="T410">debian.org</text:span></text:span></text:a><text:span text:style-name="Strong_20_Emphasis"><text:span text:style-name="T231"> </text:span></text:span><text:span text:style-name="Strong_20_Emphasis"><text:span text:style-name="T233">(klik op de knop </text:span></text:span><text:span text:style-name="Strong_20_Emphasis"><text:span text:style-name="T261">Download</text:span></text:span><text:span text:style-name="Strong_20_Emphasis"><text:span text:style-name="T233">) </text:span></text:span><text:span text:style-name="Strong_20_Emphasis"><text:span text:style-name="T232">of <text:line-break/></text:span></text:span><text:span text:style-name="Strong_20_Emphasis"><text:span text:style-name="T247">download </text:span></text:span><text:span text:style-name="Strong_20_Emphasis"><text:span text:style-name="T257">e</text:span></text:span><text:span text:style-name="Strong_20_Emphasis"><text:span text:style-name="T248">e</text:span></text:span><text:span text:style-name="Strong_20_Emphasis"><text:span text:style-name="T252">n</text:span></text:span><text:span text:style-name="Strong_20_Emphasis"><text:span text:style-name="T248"> </text:span></text:span><text:span text:style-name="T478">Live CD </text:span><text:span text:style-name="T483">vanaf</text:span><text:span text:style-name="Strong_20_Emphasis"><text:span text:style-name="T227"> </text:span></text:span><text:a xlink:type="simple" xlink:href="https://debian.org/CD/live/" text:style-name="Internet_20_link" text:visited-style-name="Visited_20_Internet_20_Link"><text:span text:style-name="Internet_20_link"><text:span text:style-name="T411">debian.org/CD/live</text:span></text:span></text:a><text:span text:style-name="Strong_20_Emphasis"><text:span text:style-name="T231"> </text:span></text:span><text:span text:style-name="Strong_20_Emphasis"><text:span text:style-name="T240">(</text:span></text:span><text:span text:style-name="Strong_20_Emphasis"><text:span text:style-name="T250">kies </text:span></text:span><text:span text:style-name="Strong_20_Emphasis"><text:span text:style-name="T240">debian-</text:span></text:span><text:span text:style-name="Strong_20_Emphasis"><text:span text:style-name="T246">live-</text:span></text:span><text:span text:style-name="Strong_20_Emphasis"><text:span text:style-name="T240">...-gnome.iso), </text:span></text:span><text:span text:style-name="Strong_20_Emphasis"><text:span text:style-name="T248">of</text:span></text:span></text:p><text:p text:style-name="P96"><text:span text:style-name="Strong_20_Emphasis"><text:span text:style-name="T226"><text:tab/>dow</text:span></text:span><text:span text:style-name="Strong_20_Emphasis"><text:span text:style-name="T248">nload </text:span></text:span><text:span text:style-name="Strong_20_Emphasis"><text:span text:style-name="T257">e</text:span></text:span><text:span text:style-name="Strong_20_Emphasis"><text:span text:style-name="T251">e</text:span></text:span><text:span text:style-name="Strong_20_Emphasis"><text:span text:style-name="T252">n</text:span></text:span><text:span text:style-name="Strong_20_Emphasis"><text:span text:style-name="T265"> </text:span></text:span><text:span text:style-name="Strong_20_Emphasis"><text:span text:style-name="T248">Live CD </text:span></text:span><text:span text:style-name="Strong_20_Emphasis"><text:span text:style-name="T256">met</text:span></text:span><text:span text:style-name="Strong_20_Emphasis"><text:span text:style-name="T248"> firmwarebestanden</text:span></text:span><text:span text:style-name="Strong_20_Emphasis"><text:span text:style-name="T330"><text:note-ref text:note-class="footnote" text:reference-format="text" text:ref-name="ftn6">4</text:note-ref></text:span></text:span><text:span text:style-name="Strong_20_Emphasis"><text:span text:style-name="T332"> </text:span></text:span><text:span text:style-name="Strong_20_Emphasis"><text:span text:style-name="T248">(</text:span></text:span><text:span text:style-name="Strong_20_Emphasis"><text:span text:style-name="T253">kies </text:span></text:span><text:span text:style-name="Strong_20_Emphasis"><text:span text:style-name="T248">debian-</text:span></text:span><text:span text:style-name="Strong_20_Emphasis"><text:span text:style-name="T253">live-</text:span></text:span><text:span text:style-name="Strong_20_Emphasis"><text:span text:style-name="T240">...-gnome</text:span></text:span><text:span text:style-name="Strong_20_Emphasis"><text:span text:style-name="T248">+non-fre</text:span></text:span><text:span text:style-name="Strong_20_Emphasis"><text:span text:style-name="T249">e</text:span></text:span><text:span text:style-name="Strong_20_Emphasis"><text:span text:style-name="T248">.iso), </text:span></text:span><text:span text:style-name="Strong_20_Emphasis"><text:span text:style-name="T226">e</text:span></text:span><text:span text:style-name="Strong_20_Emphasis"><text:span text:style-name="T229">n</text:span></text:span></text:p><text:p text:style-name="P96"><text:span text:style-name="Strong_20_Emphasis"><text:span text:style-name="T229"><text:tab/></text:span></text:span>plaats een USB-stick <text:span text:style-name="T489">van </text:span>min<text:span text:style-name="T490">imaal</text:span> 4 GB.</text:p><text:p text:style-name="P92"><text:tab/><text:span text:style-name="Strong_20_Emphasis"><text:span text:style-name="T255">G</text:span></text:span><text:span text:style-name="Strong_20_Emphasis"><text:span text:style-name="T235">ebruik </text:span></text:span><text:span text:style-name="Strong_20_Emphasis"><text:span text:style-name="T236">het programma balenaEtche</text:span></text:span><text:span text:style-name="Strong_20_Emphasis"><text:span text:style-name="T237">r</text:span></text:span><text:span text:style-name="Strong_20_Emphasis"><text:span text:style-name="T236"> </text:span></text:span><text:span text:style-name="Strong_20_Emphasis"><text:span text:style-name="T238">(</text:span></text:span><text:a xlink:type="simple" xlink:href="https://www.balena.io/etcher/" text:style-name="Internet_20_link" text:visited-style-name="Visited_20_Internet_20_Link"><text:span text:style-name="Strong_20_Emphasis"><text:span text:style-name="T482">etcher.io</text:span></text:span></text:a><text:span text:style-name="Strong_20_Emphasis"><text:span text:style-name="T238">) </text:span></text:span><text:span text:style-name="Strong_20_Emphasis"><text:span text:style-name="T245">om de CD naar de USB-stick te schrijven</text:span></text:span><text:span text:style-name="Strong_20_Emphasis"><text:span text:style-name="T238">; </text:span></text:span><text:span text:style-name="Strong_20_Emphasis"><text:span text:style-name="T236">balenaEtche</text:span></text:span><text:span text:style-name="Strong_20_Emphasis"><text:span text:style-name="T237">r</text:span></text:span><text:span text:style-name="Strong_20_Emphasis"><text:span text:style-name="T241"> is</text:span></text:span><text:span text:style-name="Strong_20_Emphasis"><text:span text:style-name="T238"> </text:span></text:span><text:span text:style-name="Strong_20_Emphasis"><text:span text:style-name="T234">beschikbaar voor </text:span></text:span><text:span text:style-name="Strong_20_Emphasis"><text:span text:style-name="T242">Windows, </text:span></text:span><text:span text:style-name="Strong_20_Emphasis"><text:span text:style-name="T243">OS X</text:span></text:span><text:span text:style-name="Strong_20_Emphasis"><text:span text:style-name="T236">, </text:span></text:span><text:span text:style-name="Strong_20_Emphasis"><text:span text:style-name="T238">en </text:span></text:span><text:span text:style-name="Strong_20_Emphasis"><text:span text:style-name="T244">GNU/</text:span></text:span><text:span text:style-name="Strong_20_Emphasis"><text:span text:style-name="T236">Linux</text:span></text:span><text:span text:style-name="Strong_20_Emphasis"><text:span text:style-name="T239">.</text:span></text:span></text:p></text:note-body></text:note></text:span><text:span text:style-name="T221"> </text:span><text:span text:style-name="T224">of</text:span><text:span text:style-name="T221"> </text:span><text:span text:style-name="T215">C</text:span><text:span text:style-name="T221">D</text:span><text:span text:style-name="T221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18">.</text:span></text:p>
            <text:p text:style-name="P39"><text:span text:style-name="T219">Opstartmenu/</text:span><text:span text:style-name="T220">boot menu</text:span><text:span text:style-name="T219"> </text:span><text:span text:style-name="T218">via </text:span><text:span text:style-name="Definition"><text:span text:style-name="T451">opstartmenu</text:span></text:span><text:span text:style-name="T218">, </text:span><text:span text:style-name="T219">instellingen/</text:span><text:span text:style-name="T220">setup</text:span><text:span text:style-name="T218"> via </text:span><text:span text:style-name="Definition"><text:span text:style-name="T451">instellingen</text:span></text:span><text:span text:style-name="T218">.</text:span></text:p>
          </table:table-cell>
        </table:table-row>
        <table:table-row table:style-name="TableLine9473796765790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6" draw:name="Vorm10" draw:style-name="gr1" draw:text-style-name="P105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130">K</text:span></text:span><text:span text:style-name="Strong_20_Emphasis"><text:span text:style-name="T129">ies </text:span></text:span><text:span text:style-name="Strong_20_Emphasis"><text:span text:style-name="T195">Graphical </text:span></text:span><text:span text:style-name="Strong_20_Emphasis"><text:span text:style-name="T196">Debian Installer</text:span></text:span><text:span text:style-name="Strong_20_Emphasis"><text:span text:style-name="T129"> </text:span></text:span><text:span text:style-name="Strong_20_Emphasis"><text:span text:style-name="T128">en druk op de </text:span></text:span><text:span text:style-name="Strong_20_Emphasis"><text:span text:style-name="T254">Enter</text:span></text:span><text:span text:style-name="Strong_20_Emphasis"><text:span text:style-name="T128">-toets.</text:span></text:span></text:p>
          </table:table-cell>
        </table:table-row>
        <table:table-row table:style-name="TableLine9473796758398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7" draw:name="Vorm11" draw:style-name="gr1" draw:text-style-name="P105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9"><text:span text:style-name="Strong_20_Emphasis"><text:span text:style-name="T32">Op het </text:span></text:span><text:span text:style-name="Strong_20_Emphasis"><text:span text:style-name="T36">scherm </text:span></text:span><text:span text:style-name="Strong_20_Emphasis"><text:span text:style-name="T318">S</text:span></text:span><text:span text:style-name="Strong_20_Emphasis"><text:span text:style-name="T268">elect a language</text:span></text:span><text:span text:style-name="Strong_20_Emphasis"><text:span text:style-name="T37"> </text:span></text:span><text:span text:style-name="Strong_20_Emphasis"><text:span text:style-name="T32">kies </text:span></text:span><text:span text:style-name="Strong_20_Emphasis"><text:span text:style-name="T168">Dutch</text:span></text:span><text:span text:style-name="Strong_20_Emphasis"><text:span text:style-name="T32"> en klik op</text:span></text:span><text:span text:style-name="Strong_20_Emphasis"><text:span text:style-name="T28"> </text:span></text:span><text:span text:style-name="Strong_20_Emphasis"><text:span text:style-name="T168">Continue</text:span></text:span><text:span text:style-name="Strong_20_Emphasis"><text:span text:style-name="T5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9"/>
          </table:table-cell>
        </table:table-row>
        <table:table-row table:style-name="TableLine94737968019504">
          <table:table-cell table:style-name="_32_._5f_Installatie_5f_uitvoeren.A1" office:value-type="string">
            <text:p text:style-name="P50"><text:span text:style-name="Strong_20_Emphasis"><text:span text:style-name="T102"><text:s/></text:span></text:span></text:p>
          </table:table-cell>
          <table:table-cell table:style-name="_32_._5f_Installatie_5f_uitvoeren.A1" office:value-type="string">
            <text:p text:style-name="P73"><text:span text:style-name="Strong_20_Emphasis"><text:span text:style-name="T141">V</text:span></text:span><text:span text:style-name="Strong_20_Emphasis"><text:span text:style-name="T140">olg de aanwijzingen </text:span></text:span><text:span text:style-name="Strong_20_Emphasis"><text:span text:style-name="T141">op ieder scherm </text:span></text:span><text:span text:style-name="Strong_20_Emphasis"><text:span text:style-name="T140">en klik op</text:span></text:span><text:span text:style-name="Strong_20_Emphasis"><text:span text:style-name="T165"> </text:span></text:span><text:span text:style-name="Strong_20_Emphasis"><text:span text:style-name="T310">Volgende.</text:span></text:span></text:p>
          </table:table-cell>
        </table:table-row>
        <table:table-row table:style-name="TableLine94737968019760">
          <table:table-cell table:style-name="_32_._5f_Installatie_5f_uitvoeren.A1" office:value-type="string">
            <text:p text:style-name="P74"><text:span text:style-name="Strong_20_Emphasis"><text:span text:style-name="T102"><text:s/></text:span></text:span><text:span text:style-name="Strong_20_Emphasis"><text:span text:style-name="T144"><draw:control text:anchor-type="as-char" draw:z-index="49" draw:name="Vorm13_1" draw:style-name="gr1" draw:text-style-name="P105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4"><text:span text:style-name="Strong_20_Emphasis"><text:span text:style-name="T157">O</text:span></text:span><text:span text:style-name="Strong_20_Emphasis"><text:span text:style-name="T158">p </text:span></text:span><text:span text:style-name="Strong_20_Emphasis"><text:span text:style-name="T159">het </text:span></text:span><text:span text:style-name="Strong_20_Emphasis"><text:span text:style-name="T160">scherm </text:span></text:span><text:span text:style-name="Strong_20_Emphasis"><text:span text:style-name="T320">H</text:span></text:span><text:span text:style-name="Strong_20_Emphasis"><text:span text:style-name="T275">et t</text:span></text:span><text:span text:style-name="Strong_20_Emphasis"><text:span text:style-name="T274">oetsenbord </text:span></text:span><text:span text:style-name="Strong_20_Emphasis"><text:span text:style-name="T275">configureren</text:span></text:span><text:span text:style-name="Strong_20_Emphasis"><text:span text:style-name="T160"> </text:span></text:span><text:span text:style-name="Strong_20_Emphasis"><text:span text:style-name="T161">controleer </text:span></text:span><text:span text:style-name="Strong_20_Emphasis"><text:span text:style-name="T162">de </text:span></text:span><text:span text:style-name="Strong_20_Emphasis"><text:span text:style-name="T161">toetsenbordindeling </text:span></text:span><text:span text:style-name="Strong_20_Emphasis"><text:span text:style-name="T163">en </text:span></text:span><text:span text:style-name="Strong_20_Emphasis"><text:span text:style-name="T157">klik </text:span></text:span><text:span text:style-name="Strong_20_Emphasis"><text:span text:style-name="T160">op</text:span></text:span><text:span text:style-name="Strong_20_Emphasis"><text:span text:style-name="T202">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72">.</text:span></text:span></text:p>
          </table:table-cell>
        </table:table-row>
        <table:table-row table:style-name="TableLine94737968020016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7" draw:name="Vorm13_0" draw:style-name="gr1" draw:text-style-name="P105" svg:width="0.35cm" svg:height="0.35cm" draw:control="control48"/></text:span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71">Als</text:span></text:span><text:span text:style-name="Strong_20_Emphasis"><text:span text:style-name="T68"> </text:span></text:span><text:span text:style-name="Strong_20_Emphasis"><text:span text:style-name="T71">het </text:span></text:span><text:span text:style-name="Strong_20_Emphasis"><text:span text:style-name="T31">scherm </text:span></text:span><text:span text:style-name="Strong_20_Emphasis"><text:span text:style-name="T273">Automatische herkenning van netwerkhardware uitvoeren</text:span></text:span><text:span text:style-name="Strong_20_Emphasis"><text:span text:style-name="T31"> </text:span></text:span><text:span text:style-name="Strong_20_Emphasis"><text:span text:style-name="T138">versch</text:span></text:span><text:span text:style-name="Strong_20_Emphasis"><text:span text:style-name="T135">ij</text:span></text:span><text:span text:style-name="Strong_20_Emphasis"><text:span text:style-name="T138">nt, </text:span></text:span><text:span text:style-name="Strong_20_Emphasis"><text:span text:style-name="T139">s</text:span></text:span><text:span text:style-name="Strong_20_Emphasis"><text:span text:style-name="T138">electeer </text:span></text:span><text:span text:style-name="Strong_20_Emphasis"><text:span text:style-name="T198">Ja</text:span></text:span><text:span text:style-name="Strong_20_Emphasis"><text:span text:style-name="T138"> als de </text:span></text:span><text:span text:style-name="Strong_20_Emphasis"><text:span text:style-name="T139">firmware</text:span></text:span><text:span text:style-name="Strong_20_Emphasis"><text:span text:style-name="T138">bestanden</text:span></text:span><text:span text:style-name="Strong_20_Emphasis"><text:span text:style-name="T138"><text:note text:id="ftn6" text:note-class="footnote"><text:note-citation>4</text:note-citation><text:note-body><text:p text:style-name="P94"><text:span text:style-name="T393">R</text:span><text:span text:style-name="T484">aadpleeg </text:span><text:a xlink:type="simple" xlink:href="https://wiki.debian.org/Firmware" text:style-name="Internet_20_link" text:visited-style-name="Visited_20_Internet_20_Link"><text:span text:style-name="T466">wiki.debian.org/Firmware</text:span></text:a> <text:span text:style-name="T485">voor firmwarebestanden </text:span><text:span text:style-name="T491">voor, </text:span><text:span text:style-name="T485">tijdens, of na de installatie.</text:span></text:p></text:note-body></text:note></text:span></text:span><text:span text:style-name="Strong_20_Emphasis"><text:span text:style-name="T138"> op een extra USB-stick staan,</text:span></text:span><text:span text:style-name="Definition"><text:span text:style-name="T18"> </text:span></text:span><text:span text:style-name="Strong_20_Emphasis"><text:span text:style-name="T33">en </text:span></text:span><text:span text:style-name="Strong_20_Emphasis"><text:span text:style-name="T138">selecteer </text:span></text:span><text:span text:style-name="Strong_20_Emphasis"><text:span text:style-name="T198">Nee</text:span></text:span><text:span text:style-name="Strong_20_Emphasis"><text:span text:style-name="T138"> om dit later op te lossen</text:span></text:span><text:span text:style-name="Strong_20_Emphasis"><text:span text:style-name="T330"><text:note-ref text:note-class="footnote" text:reference-format="text" text:ref-name="ftn6">4</text:note-ref></text:span></text:span><text:span text:style-name="Definition"><text:span text:style-name="T18">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73796802027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8" draw:name="Vorm13" draw:style-name="gr1" draw:text-style-name="P105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7"><text:span text:style-name="Strong_20_Emphasis"><text:span text:style-name="T131">Op</text:span></text:span><text:span text:style-name="Strong_20_Emphasis"><text:span text:style-name="T40"> </text:span></text:span><text:span text:style-name="Strong_20_Emphasis"><text:span text:style-name="T31">het scherm </text:span></text:span><text:span text:style-name="Strong_20_Emphasis"><text:span text:style-name="T319">H</text:span></text:span><text:span text:style-name="Strong_20_Emphasis"><text:span text:style-name="T269">et netwerk configureren</text:span></text:span><text:span text:style-name="Strong_20_Emphasis"><text:span text:style-name="T31"> </text:span></text:span><text:span text:style-name="Strong_20_Emphasis"><text:span text:style-name="T135">bij</text:span></text:span><text:span text:style-name="Strong_20_Emphasis"><text:span text:style-name="T31"> </text:span></text:span><text:span text:style-name="Strong_20_Emphasis"><text:span text:style-name="T216">Wat is de computernaam van dit systeem?</text:span></text:span><text:span text:style-name="Strong_20_Emphasis"><text:span text:style-name="T57"> </text:span></text:span><text:span text:style-name="Strong_20_Emphasis"><text:span text:style-name="T40">v</text:span></text:span><text:span text:style-name="Strong_20_Emphasis"><text:span text:style-name="T58">ul </text:span></text:span><text:span text:style-name="Strong_20_Emphasis"><text:span text:style-name="T59">in </text:span></text:span><text:span text:style-name="Strong_20_Emphasis"><text:span text:style-name="T190">Computernaam</text:span></text:span><text:span text:style-name="Strong_20_Emphasis"><text:span text:style-name="T58"> </text:span></text:span><text:span text:style-name="Definition"><text:span text:style-name="T11">computernaam </text:span></text:span><text:span text:style-name="Strong_20_Emphasis"><text:span text:style-name="T33">en klik</text:span></text:span><text:span text:style-name="Strong_20_Emphasis"><text:span text:style-name="T34"> </text:span></text:span><text:span text:style-name="Strong_20_Emphasis"><text:span text:style-name="T26">op </text:span></text:span><text:span text:style-name="Strong_20_Emphasis"><text:span text:style-name="T166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737968020528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9" draw:name="Vorm14" draw:style-name="gr1" draw:text-style-name="P105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8"><text:span text:style-name="Strong_20_Emphasis"><text:span text:style-name="T34">O</text:span></text:span><text:span text:style-name="Strong_20_Emphasis"><text:span text:style-name="T29">p het</text:span></text:span><text:span text:style-name="Strong_20_Emphasis"><text:span text:style-name="T68"> </text:span></text:span><text:span text:style-name="Strong_20_Emphasis"><text:span text:style-name="T29">scherm </text:span></text:span><text:span text:style-name="Strong_20_Emphasis"><text:span text:style-name="T270">Gebruikers en wachtwoorden instellen</text:span></text:span><text:span text:style-name="Strong_20_Emphasis"><text:span text:style-name="T284"> </text:span></text:span><text:span text:style-name="Strong_20_Emphasis"><text:span text:style-name="T285">bij</text:span></text:span><text:span text:style-name="Strong_20_Emphasis"><text:span text:style-name="T284"> </text:span></text:span><text:span text:style-name="Strong_20_Emphasis"><text:span text:style-name="T311">Wat is de volledige naam van de nieuwe gebruiker</text:span></text:span><text:span text:style-name="Strong_20_Emphasis"><text:span text:style-name="T271"> </text:span></text:span><text:span text:style-name="Strong_20_Emphasis"><text:span text:style-name="T60">vul in </text:span></text:span><text:span text:style-name="Definition"><text:span text:style-name="T11">gebruiker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737968020784">
          <table:table-cell table:style-name="_32_._5f_Installatie_5f_uitvoeren.A1" office:value-type="string">
            <text:p text:style-name="P63"><text:span text:style-name="Strong_20_Emphasis"><text:span text:style-name="T102"><text:s/></text:span></text:span><text:span text:style-name="Strong_20_Emphasis"><text:span text:style-name="T144"><draw:control text:anchor-type="as-char" draw:z-index="41" draw:name="Vorm15" draw:style-name="gr1" draw:text-style-name="P105" svg:width="0.35cm" svg:height="0.35cm" draw:control="control42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70">Gebruikers en wachtwoorden instellen</text:span></text:span><text:span text:style-name="Strong_20_Emphasis"><text:span text:style-name="T284"> </text:span></text:span><text:span text:style-name="Strong_20_Emphasis"><text:span text:style-name="T285">bij</text:span></text:span><text:span text:style-name="Strong_20_Emphasis"><text:span text:style-name="T284"> </text:span></text:span><text:span text:style-name="Strong_20_Emphasis"><text:span text:style-name="T311">Wat is </text:span></text:span><text:span text:style-name="Strong_20_Emphasis"><text:span text:style-name="T312">het wachtwoord voor de nieuwe gebruiker</text:span></text:span><text:span text:style-name="Strong_20_Emphasis"><text:span text:style-name="T271"> </text:span></text:span><text:span text:style-name="Strong_20_Emphasis"><text:span text:style-name="T60">vul </text:span></text:span><text:span text:style-name="Strong_20_Emphasis"><text:span text:style-name="T70">tweemaal het wachtwoord </text:span></text:span><text:span text:style-name="Strong_20_Emphasis"><text:span text:style-name="T60">in</text:span></text:span><text:span text:style-name="Strong_20_Emphasis"><text:span text:style-name="T164">,</text:span></text:span><text:span text:style-name="Strong_20_Emphasis"><text:span text:style-name="T60"> </text:span></text:span><text:span text:style-name="Strong_20_Emphasis"><text:span text:style-name="T61">en </text:span></text:span><text:span text:style-name="Strong_20_Emphasis"><text:span text:style-name="T60">kl</text:span></text:span><text:span text:style-name="Strong_20_Emphasis"><text:span text:style-name="T34">ik op </text:span></text:span><text:span text:style-name="Strong_20_Emphasis"><text:span text:style-name="T170">V</text:span></text:span><text:span text:style-name="Strong_20_Emphasis"><text:span text:style-name="T169">olgende</text:span></text:span><text:span text:style-name="Strong_20_Emphasis"><text:span text:style-name="T34">.</text:span></text:span></text:p>
          </table:table-cell>
        </table:table-row>
        <table:table-row table:style-name="TableLine9473796802104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0" draw:name="Vorm16" draw:style-name="gr1" draw:text-style-name="P105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34">O</text:span></text:span><text:span text:style-name="Strong_20_Emphasis"><text:span text:style-name="T30">p het 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325">bij</text:span></text:span><text:span text:style-name="Strong_20_Emphasis"><text:span text:style-name="T286"> </text:span></text:span><text:span text:style-name="Strong_20_Emphasis"><text:span text:style-name="T313">Schijfindelingsmethode</text:span></text:span><text:span text:style-name="Strong_20_Emphasis"><text:span text:style-name="T267"> </text:span></text:span><text:span text:style-name="Strong_20_Emphasis"><text:span text:style-name="T62">wordt </text:span></text:span><text:span text:style-name="Strong_20_Emphasis"><text:span text:style-name="T203">aanbevolen</text:span></text:span><text:span text:style-name="Strong_20_Emphasis"><text:span text:style-name="T62"> </text:span></text:span><text:span text:style-name="Strong_20_Emphasis"><text:span text:style-name="T35">o</text:span></text:span><text:span text:style-name="Strong_20_Emphasis"><text:span text:style-name="T62">m </text:span></text:span><text:span text:style-name="Strong_20_Emphasis"><text:span text:style-name="T191">Begeleid - benut gehele schijf en gebruik LVM met encryptie</text:span></text:span><text:span text:style-name="Strong_20_Emphasis"><text:span text:style-name="T62"> te selecteren en klik op </text:span></text:span><text:span text:style-name="Strong_20_Emphasis"><text:span text:style-name="T191">Volgende</text:span></text:span><text:span text:style-name="Strong_20_Emphasis"><text:span text:style-name="T62">.</text:span></text:span></text:p>
          </table:table-cell>
        </table:table-row>
        <table:table-row table:style-name="TableLine94737968021296">
          <table:table-cell table:style-name="_32_._5f_Installatie_5f_uitvoeren.A1" office:value-type="string">
            <text:p text:style-name="P72"><text:span text:style-name="Strong_20_Emphasis"><text:span text:style-name="T102"><text:s/></text:span></text:span><text:span text:style-name="Strong_20_Emphasis"><text:span text:style-name="T144"><draw:control text:anchor-type="as-char" draw:z-index="48" draw:name="Vorm18_0" draw:style-name="gr1" draw:text-style-name="P105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287">en </text:span></text:span><text:span text:style-name="Strong_20_Emphasis"><text:span text:style-name="T315">Data … wordt gewist</text:span></text:span><text:span text:style-name="Strong_20_Emphasis"><text:span text:style-name="T287"> klik </text:span></text:span><text:span text:style-name="Strong_20_Emphasis"><text:span text:style-name="T288">evt. </text:span></text:span><text:span text:style-name="Strong_20_Emphasis"><text:span text:style-name="T287">op </text:span></text:span><text:span text:style-name="Strong_20_Emphasis"><text:span text:style-name="T199">Annuleren</text:span></text:span><text:span text:style-name="Strong_20_Emphasis"><text:span text:style-name="T23">.</text:span></text:span></text:p>
          </table:table-cell>
        </table:table-row>
        <table:table-row table:style-name="TableLine9473796802155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6" draw:name="Vorm17_0" draw:style-name="gr1" draw:text-style-name="P105" svg:width="0.35cm" svg:height="0.35cm" draw:control="control47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1">Geef </text:span></text:span><text:span text:style-name="Strong_20_Emphasis"><text:span text:style-name="T42">indien gevraagd </text:span></text:span><text:span text:style-name="Strong_20_Emphasis"><text:span text:style-name="T142">h</text:span></text:span><text:span text:style-name="Strong_20_Emphasis"><text:span text:style-name="T41">e</text:span></text:span><text:span text:style-name="Strong_20_Emphasis"><text:span text:style-name="T73">t</text:span></text:span><text:span text:style-name="Strong_20_Emphasis"><text:span text:style-name="T41"> </text:span></text:span><text:span text:style-name="Strong_20_Emphasis"><text:span text:style-name="T192">Wacht</text:span></text:span><text:span text:style-name="Strong_20_Emphasis"><text:span text:style-name="T200">woord </text:span></text:span><text:span text:style-name="Strong_20_Emphasis"><text:span text:style-name="T192">voor de versleuteling</text:span></text:span><text:span text:style-name="Strong_20_Emphasis"><text:span text:style-name="T63"> op en </text:span></text:span><text:span text:style-name="Strong_20_Emphasis"><text:span text:style-name="T132">klik op </text:span></text:span><text:span text:style-name="Strong_20_Emphasis"><text:span text:style-name="T197">Volgende</text:span></text:span><text:span text:style-name="Strong_20_Emphasis"><text:span text:style-name="T132">.</text:span></text:span></text:p>
          </table:table-cell>
        </table:table-row>
        <table:table-row table:style-name="TableLine94737968021808">
          <table:table-cell table:style-name="_32_._5f_Installatie_5f_uitvoeren.A1" office:value-type="string">
            <text:p text:style-name="P77"><text:span text:style-name="Strong_20_Emphasis"><text:span text:style-name="T102"><text:s/></text:span></text:span><text:span text:style-name="Strong_20_Emphasis"><text:span text:style-name="T144"><draw:control text:anchor-type="as-char" draw:z-index="51" draw:name="Vorm18_1" draw:style-name="gr1" draw:text-style-name="P105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62">Op het </text:span></text:span><text:span text:style-name="Strong_20_Emphasis"><text:span text:style-name="T30">scherm </text:span></text:span><text:span text:style-name="Strong_20_Emphasis"><text:span text:style-name="T272">Schijven indelen</text:span></text:span><text:span text:style-name="Strong_20_Emphasis"><text:span text:style-name="T286"> </text:span></text:span><text:span text:style-name="Strong_20_Emphasis"><text:span text:style-name="T326">met</text:span></text:span><text:span text:style-name="Strong_20_Emphasis"><text:span text:style-name="T30"> </text:span></text:span><text:span text:style-name="Strong_20_Emphasis"><text:span text:style-name="T314">Wilt u deze aanpassingen wegschrijven naar de schijven?</text:span></text:span><text:span text:style-name="Strong_20_Emphasis"><text:span text:style-name="T267"> </text:span></text:span><text:span text:style-name="Strong_20_Emphasis"><text:span text:style-name="T35">controleer de </text:span></text:span><text:span text:style-name="Strong_20_Emphasis"><text:span text:style-name="T43">partities</text:span></text:span><text:span text:style-name="Strong_20_Emphasis"><text:span text:style-name="T35"> </text:span></text:span><text:span text:style-name="Strong_20_Emphasis"><text:span text:style-name="T44">die </text:span></text:span><text:span text:style-name="Strong_20_Emphasis"><text:span text:style-name="T45">geformatteerd</text:span></text:span><text:span text:style-name="Strong_20_Emphasis"><text:span text:style-name="T44"> worden, </text:span></text:span><text:span text:style-name="Strong_20_Emphasis"><text:span text:style-name="T64">k</text:span></text:span><text:span text:style-name="Strong_20_Emphasis"><text:span text:style-name="T133">ies</text:span></text:span><text:span text:style-name="Strong_20_Emphasis"><text:span text:style-name="T64"> </text:span></text:span><text:span text:style-name="Strong_20_Emphasis"><text:span text:style-name="T193">Ja</text:span></text:span><text:span text:style-name="Strong_20_Emphasis"><text:span text:style-name="T64">,</text:span></text:span><text:span text:style-name="Strong_20_Emphasis"><text:span text:style-name="T44">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3">op </text:span></text:span><text:span text:style-name="Strong_20_Emphasis"><text:span text:style-name="T167">V</text:span></text:span><text:span text:style-name="Strong_20_Emphasis"><text:span text:style-name="T171">olgende</text:span></text:span><text:span text:style-name="Strong_20_Emphasis"><text:span text:style-name="T23">.</text:span></text:span></text:p>
          </table:table-cell>
        </table:table-row>
        <table:table-row table:style-name="TableLine94737968022064">
          <table:table-cell table:style-name="_32_._5f_Installatie_5f_uitvoeren.A1" office:value-type="string">
            <text:p text:style-name="P76"><text:span text:style-name="Strong_20_Emphasis"><text:span text:style-name="T102"><text:s/></text:span></text:span><text:span text:style-name="Strong_20_Emphasis"><text:span text:style-name="T144"><draw:control text:anchor-type="as-char" draw:z-index="50" draw:name="Vorm17_1" draw:style-name="gr1" draw:text-style-name="P105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24"><text:span text:style-name="T487">Als</text:span> het scherm <text:span text:style-name="T459">Software-selectie</text:span> verschijnt, <text:span text:style-name="T462">dat is als de Netwerk installer CD wordt gebruikt</text:span>, klik <text:span text:style-name="T480">in keuzevak </text:span>voor <text:span text:style-name="T459">GNOME</text:span> en klik op <text:span text:style-name="T459">Volgende</text:span>.</text:p>
          </table:table-cell>
        </table:table-row>
        <table:table-row table:style-name="TableLine94737968022320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1" draw:name="Vorm19" draw:style-name="gr1" draw:text-style-name="P105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69">Op het scherm </text:span></text:span><text:span text:style-name="Strong_20_Emphasis"><text:span text:style-name="T194">De GRUB opstartlader op een harde schijf installeren</text:span></text:span><text:span text:style-name="Strong_20_Emphasis"><text:span text:style-name="T69"> </text:span></text:span><text:span text:style-name="Strong_20_Emphasis"><text:span text:style-name="T136">bij</text:span></text:span><text:span text:style-name="Strong_20_Emphasis"><text:span text:style-name="T69"> </text:span></text:span><text:span text:style-name="Strong_20_Emphasis"><text:span text:style-name="T217">Apparaat waarop de opstartlader geïnstalleerd wordt</text:span></text:span><text:span text:style-name="Strong_20_Emphasis"><text:span text:style-name="T69"> selecteer </text:span></text:span><text:span text:style-name="Strong_20_Emphasis"><text:span text:style-name="T194">/dev/...</text:span></text:span><text:span text:style-name="Strong_20_Emphasis"><text:span text:style-name="T69"> en klik op </text:span></text:span><text:span text:style-name="Strong_20_Emphasis"><text:span text:style-name="T194">Volgende</text:span></text:span><text:span text:style-name="Strong_20_Emphasis"><text:span text:style-name="T69">.</text:span></text:span></text:p>
          </table:table-cell>
        </table:table-row>
        <table:table-row table:style-name="TableLine9473796802257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737968022832">
          <table:table-cell table:style-name="_32_._5f_Installatie_5f_uitvoer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12" draw:name="Vorm20" draw:style-name="gr1" draw:text-style-name="P105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51">Verwijder </text:span></text:span><text:span text:style-name="Strong_20_Emphasis"><text:span text:style-name="T152">het </text:span></text:span><text:span text:style-name="Strong_20_Emphasis"><text:span text:style-name="T151">installatiemedium (</text:span></text:span><text:span text:style-name="Strong_20_Emphasis"><text:span text:style-name="T153">USB-stick of </text:span></text:span><text:span text:style-name="Strong_20_Emphasis"><text:span text:style-name="T137">C</text:span></text:span><text:span text:style-name="Strong_20_Emphasis"><text:span text:style-name="T153">D</text:span></text:span><text:span text:style-name="Strong_20_Emphasis"><text:span text:style-name="T331"><text:note-ref text:note-class="footnote" text:reference-format="text" text:ref-name="ftn5">3</text:note-ref></text:span></text:span><text:span text:style-name="Strong_20_Emphasis"><text:span text:style-name="T151">) </text:span></text:span><text:span text:style-name="Strong_20_Emphasis"><text:span text:style-name="T154">en</text:span></text:span><text:span text:style-name="Strong_20_Emphasis"><text:span text:style-name="T151"> </text:span></text:span><text:span text:style-name="Strong_20_Emphasis"><text:span text:style-name="T147">druk </text:span></text:span><text:span text:style-name="Strong_20_Emphasis"><text:span text:style-name="T155">op</text:span></text:span><text:span text:style-name="Strong_20_Emphasis"><text:span text:style-name="T147"> </text:span></text:span><text:span text:style-name="Strong_20_Emphasis"><text:span text:style-name="T128">de </text:span></text:span><text:span text:style-name="Strong_20_Emphasis"><text:span text:style-name="T254">Enter</text:span></text:span><text:span text:style-name="Strong_20_Emphasis"><text:span text:style-name="T128">-toets</text:span></text:span><text:span text:style-name="Strong_20_Emphasis"><text:span text:style-name="T156">.</text:span></text:span></text:p>
          </table:table-cell>
        </table:table-row>
      </table:table>
      <text:p text:style-name="P38"><text:span text:style-name="Strong_20_Emphasis"><text:span text:style-name="T147"/></text:span></text:p>
      <text:list xml:id="list103333904162349" text:continue-numbering="true" text:style-name="L1">
        <text:list-item>
          <text:p text:style-name="P101"><text:span text:style-name="Strong_20_Emphasis"><text:span text:style-name="T276">Installatie </text:span></text:span><text:span text:style-name="Strong_20_Emphasis"><text:span text:style-name="T277">afronden</text:span></text:span></text:p>
        </text:list-item>
      </text:list>
      <text:p text:style-name="P40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3796793918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3" draw:name="Vorm21" draw:style-name="gr1" draw:text-style-name="P105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60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6">,</text:span></text:span><text:span text:style-name="Strong_20_Emphasis"><text:span text:style-name="T25"> </text:span></text:span><text:span text:style-name="Strong_20_Emphasis"><text:span text:style-name="T39">typ de </text:span></text:span><text:span text:style-name="Strong_20_Emphasis"><text:span text:style-name="T66">wachtzin</text:span></text:span><text:span text:style-name="Strong_20_Emphasis"><text:span text:style-name="T39"> </text:span></text:span><text:span text:style-name="Strong_20_Emphasis"><text:span text:style-name="T67">en </text:span></text:span><text:span text:style-name="Strong_20_Emphasis"><text:span text:style-name="T56">en druk op de </text:span></text:span><text:span text:style-name="Strong_20_Emphasis"><text:span text:style-name="T228">Enter</text:span></text:span><text:span text:style-name="Strong_20_Emphasis"><text:span text:style-name="T56">-toets.</text:span></text:span></text:p>
          </table:table-cell>
        </table:table-row>
        <table:table-row table:style-name="TableLine9473796801280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37968014368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4" draw:name="Vorm22" draw:style-name="gr1" draw:text-style-name="P105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3796822209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><text:span text:style-name="Strong_20_Emphasis"><text:span text:style-name="T149"/></text:span></text:p>
          </table:table-cell>
        </table:table-row>
        <table:table-row table:style-name="TableLine9473796822235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5" draw:name="Vorm23" draw:style-name="gr1" draw:text-style-name="P105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4">Voeg </text:span></text:span><text:span text:style-name="Strong_20_Emphasis"><text:span text:style-name="T54">eventuele </text:span></text:span><text:span text:style-name="Strong_20_Emphasis"><text:span text:style-name="T53">extra </text:span></text:span><text:span text:style-name="Strong_20_Emphasis"><text:span text:style-name="T146">gebruikers </text:span></text:span><text:span text:style-name="Strong_20_Emphasis"><text:span text:style-name="T148">toe </text:span></text:span><text:span text:style-name="Strong_20_Emphasis"><text:span text:style-name="T88">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87"><text:note text:id="ftn7" text:note-class="footnote"><text:note-citation>1</text:note-citation><text:note-body><text:p text:style-name="P90"><text:span text:style-name="T383">De </text:span><text:span text:style-name="T406">Super</text:span><text:span text:style-name="T383">-toets is de Windows</text:span><text:span text:style-name="T384">-</text:span><text:span text:style-name="T385">toets</text:span><text:span text:style-name="T383">, </text:span><text:span text:style-name="T384">C</text:span><text:span text:style-name="T383">ommand-</text:span><text:span text:style-name="T385">toets</text:span><text:span text:style-name="T383">, of </text:span><text:span text:style-name="T384">V</text:span><text:span text:style-name="T383">ergrootglas-toets.</text:span></text:p></text:note-body></text:note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9">geb</text:span></text:span><text:span text:style-name="Strong_20_Emphasis"><text:span text:style-name="T180">r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</text:span></text:span><text:span text:style-name="Strong_20_Emphasis"><text:span text:style-name="T99">bij </text:span></text:span><text:span text:style-name="Strong_20_Emphasis"><text:span text:style-name="T308">Instellingen </text:span></text:span><text:span text:style-name="Strong_20_Emphasis"><text:span text:style-name="T114">rechts o</text:span></text:span><text:span text:style-name="Strong_20_Emphasis"><text:span text:style-name="T88">p </text:span></text:span><text:span text:style-name="Strong_20_Emphasis"><text:span text:style-name="T309">Gebruikers</text:span></text:span><text:span text:style-name="Strong_20_Emphasis"><text:span text:style-name="T112">.</text:span></text:span></text:p>
          </table:table-cell>
        </table:table-row>
        <table:table-row table:style-name="TableLine9473796822272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6" draw:name="Vorm24" draw:style-name="gr1" draw:text-style-name="P105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127">Klik links</text:span></text:span><text:span text:style-name="Strong_20_Emphasis"><text:span text:style-name="T150"> </text:span></text:span><text:span text:style-name="Strong_20_Emphasis"><text:span text:style-name="T125">op </text:span></text:span><text:span text:style-name="Strong_20_Emphasis"><text:span text:style-name="T188">Ontgrendelen</text:span></text:span><text:span text:style-name="Strong_20_Emphasis"><text:span text:style-name="T125"> </text:span></text:span><text:span text:style-name="Strong_20_Emphasis"><text:span text:style-name="T124">en daarna op </text:span></text:span><text:span text:style-name="Strong_20_Emphasis"><text:span text:style-name="T301">Gebruik</text:span></text:span><text:span text:style-name="Strong_20_Emphasis"><text:span text:style-name="T302">er</text:span></text:span><text:span text:style-name="Strong_20_Emphasis"><text:span text:style-name="T301"> toevoegen</text:span></text:span><text:span text:style-name="Strong_20_Emphasis"><text:span text:style-name="T124">.</text:span></text:span></text:p>
          </table:table-cell>
        </table:table-row>
        <table:table-row table:style-name="TableLine947379682233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6822390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7" draw:name="Vorm25" draw:style-name="gr1" draw:text-style-name="P105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46">Controleer </text:span></text:span><text:span text:style-name="Strong_20_Emphasis"><text:span text:style-name="T47">of er updates zijn </text:span></text:span><text:span text:style-name="Strong_20_Emphasis"><text:span text:style-name="T48">via </text:span></text:span><text:span text:style-name="Strong_20_Emphasis"><text:span text:style-name="T76">een </text:span></text:span><text:span text:style-name="Strong_20_Emphasis"><text:span text:style-name="T106">druk</text:span></text:span><text:span text:style-name="Strong_20_Emphasis"><text:span text:style-name="T76"> op</text:span></text:span><text:span text:style-name="Strong_20_Emphasis"><text:span text:style-name="T90"> de </text:span></text:span><text:span text:style-name="Strong_20_Emphasis"><text:span text:style-name="T258">Super</text:span></text:span><text:span text:style-name="Strong_20_Emphasis"><text:span text:style-name="T90">-toets</text:span></text:span><text:span text:style-name="Strong_20_Emphasis"><text:span text:style-name="T328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2">sof</text:span></text:span><text:span text:style-name="Strong_20_Emphasis"><text:span text:style-name="T184">t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00">Software</text:span></text:span><text:span text:style-name="Strong_20_Emphasis"><text:span text:style-name="T90">.</text:span></text:span></text:p>
          </table:table-cell>
        </table:table-row>
        <table:table-row table:style-name="TableLine94737968224496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8" draw:name="Vorm26" draw:style-name="gr1" draw:text-style-name="P105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61"><text:span text:style-name="T371">Klik op </text:span><text:span text:style-name="T374">Updates</text:span><text:span text:style-name="T372"> en a</text:span><text:span text:style-name="T370">ls</text:span><text:span text:style-name="T366"> </text:span><text:span text:style-name="T367">er </text:span><text:span text:style-name="T366">updates beschikbaar zijn, k</text:span><text:span text:style-name="T368">lik op </text:span><text:span text:style-name="Strong_20_Emphasis"><text:span text:style-name="T380">Downloaden</text:span></text:span><text:span text:style-name="T368"> </text:span><text:span text:style-name="T373">en vervolgens op </text:span><text:span text:style-name="T375">Herstarten &amp; bijwerken</text:span><text:span text:style-name="T373">.</text:span></text:p>
          </table:table-cell>
        </table:table-row>
        <table:table-row table:style-name="TableLine9473796822536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19" draw:name="Vorm27" draw:style-name="gr1" draw:text-style-name="P105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3"><text:span text:style-name="T369">A</text:span><text:span text:style-name="T461">anmelden als </text:span><text:span text:style-name="Definition"><text:span text:style-name="T8">gebruiker</text:span></text:span>.</text:p>
          </table:table-cell>
        </table:table-row>
        <table:table-row table:style-name="TableLine9473796822595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68226544">
          <table:table-cell table:style-name="_33_._5f_Installatie_5f_afronden.A1" office:value-type="string">
            <text:p text:style-name="P50"><text:span text:style-name="Strong_20_Emphasis"><text:span text:style-name="T102"><text:s/></text:span></text:span><text:span text:style-name="Strong_20_Emphasis"><text:span text:style-name="T144"><draw:control text:anchor-type="as-char" draw:z-index="43" draw:name="Vorm4_1" draw:style-name="gr1" draw:text-style-name="P105" svg:width="0.35cm" svg:height="0.35cm" draw:control="control44"/></text:span></text:span></text:p>
          </table:table-cell>
          <table:table-cell table:style-name="_33_._5f_Installatie_5f_afronden.A1" office:value-type="string">
            <text:p text:style-name="P65"><text:span text:style-name="Strong_20_Emphasis"><text:span text:style-name="T102">Installeer </text:span></text:span><text:span text:style-name="Strong_20_Emphasis"><text:span text:style-name="T121">pakket kz</text:span></text:span><text:span text:style-name="Strong_20_Emphasis"><text:span text:style-name="T102"> </text:span></text:span><text:span text:style-name="Strong_20_Emphasis"><text:span text:style-name="T88">via via </text:span></text:span><text:span text:style-name="Strong_20_Emphasis"><text:span text:style-name="T76">een </text:span></text:span><text:span text:style-name="Strong_20_Emphasis"><text:span text:style-name="T87">druk 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328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83">ter</text:span></text:span><text:span text:style-name="Strong_20_Emphasis"><text:span text:style-name="T184">m</text:span></text:span><text:span text:style-name="Strong_20_Emphasis"><text:span text:style-name="T115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321">Terminalvenster</text:span></text:span><text:span text:style-name="Strong_20_Emphasis"><text:span text:style-name="T115">. </text:span></text:span></text:p>
          </table:table-cell>
        </table:table-row>
        <table:table-row table:style-name="TableLine94737968227136">
          <table:table-cell table:style-name="_33_._5f_Installatie_5f_afronden.A1" office:value-type="string">
            <text:p text:style-name="P64"><text:span text:style-name="Strong_20_Emphasis"><text:span text:style-name="T102"><text:s/></text:span></text:span><text:span text:style-name="Strong_20_Emphasis"><text:span text:style-name="T144"><draw:control text:anchor-type="as-char" draw:z-index="45" draw:name="Vorm4_0" draw:style-name="gr1" draw:text-style-name="P105" svg:width="0.35cm" svg:height="0.35cm" draw:control="control46"/></text:span></text:span></text:p>
          </table:table-cell>
          <table:table-cell table:style-name="_33_._5f_Installatie_5f_afronden.A1" office:value-type="string">
            <text:p text:style-name="P79"><text:span text:style-name="T492">Typ</text:span><text:span text:style-name="Strong_20_Emphasis"><text:span text:style-name="T116">, of </text:span></text:span><text:span text:style-name="Strong_20_Emphasis"><text:span text:style-name="T115">kopieer en plak, de</text:span></text:span><text:span text:style-name="Strong_20_Emphasis"><text:span text:style-name="T119">z</text:span></text:span><text:span text:style-name="Strong_20_Emphasis"><text:span text:style-name="T117">e</text:span></text:span><text:span text:style-name="Strong_20_Emphasis"><text:span text:style-name="T115"> opdrachten, ieder gevolgd door de </text:span></text:span><text:span text:style-name="Strong_20_Emphasis"><text:span text:style-name="T259">Enter</text:span></text:span><text:span text:style-name="Strong_20_Emphasis"><text:span text:style-name="T88">-toets:<text:line-break/></text:span></text:span><text:span text:style-name="User_20_Entry"><text:span text:style-name="T334">sudo</text:span></text:span><text:span text:style-name="User_20_Entry"><text:span text:style-name="T333"> </text:span></text:span><text:span text:style-name="User_20_Entry"><text:span text:style-name="T334">apt install wget</text:span></text:span><text:span text:style-name="User_20_Entry"><text:span text:style-name="T333"><text:line-break/>wget karelzimmer.nl/</text:span></text:span><text:span text:style-name="User_20_Entry"><text:span text:style-name="T337">kz</text:span></text:span><text:span text:style-name="User_20_Entry"><text:span text:style-name="T333"><text:line-break/>bash </text:span></text:span><text:span text:style-name="User_20_Entry"><text:span text:style-name="T337">kz</text:span></text:span></text:p>
            <text:p text:style-name="P80"><text:span text:style-name="User_20_Entry"><text:span text:style-name="T336">exit</text:span></text:span></text:p>
          </table:table-cell>
        </table:table-row>
        <table:table-row table:style-name="TableLine9473796822772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3"/>
          </table:table-cell>
        </table:table-row>
        <table:table-row table:style-name="TableLine94737968228320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0" draw:name="Vorm33" draw:style-name="gr1" draw:text-style-name="P105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5">Rond de</text:span></text:span><text:span text:style-name="Strong_20_Emphasis"><text:span text:style-name="T93"> installatie </text:span></text:span><text:span text:style-name="Strong_20_Emphasis"><text:span text:style-name="T95">af </text:span></text:span><text:span text:style-name="Strong_20_Emphasis"><text:span text:style-name="T88">via </text:span></text:span><text:span text:style-name="Strong_20_Emphasis"><text:span text:style-name="T104">een</text:span></text:span><text:span text:style-name="Strong_20_Emphasis"><text:span text:style-name="T103"> druk</text:span></text:span><text:span text:style-name="Strong_20_Emphasis"><text:span text:style-name="T104"> op</text:span></text:span><text:span text:style-name="Strong_20_Emphasis"><text:span text:style-name="T90"> de </text:span></text:span><text:span text:style-name="Strong_20_Emphasis"><text:span text:style-name="T258">Super</text:span></text:span><text:span text:style-name="Strong_20_Emphasis"><text:span text:style-name="T90">-toets</text:span></text:span><text:span text:style-name="Strong_20_Emphasis"><text:span text:style-name="T328"><text:note-ref text:note-class="footnote" text:reference-format="text" text:ref-name="ftn7">1</text:note-ref></text:span></text:span><text:span text:style-name="Strong_20_Emphasis"><text:span text:style-name="T76">, </text:span></text:span><text:span text:style-name="Strong_20_Emphasis"><text:span text:style-name="T110">t</text:span></text:span><text:span text:style-name="Strong_20_Emphasis"><text:span text:style-name="T91">yp </text:span></text:span><text:span text:style-name="Strong_20_Emphasis"><text:span text:style-name="T172">men</text:span></text:span><text:span text:style-name="Strong_20_Emphasis"><text:span text:style-name="T177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5">Installatiem</text:span></text:span><text:span text:style-name="Strong_20_Emphasis"><text:span text:style-name="T294">enu</text:span></text:span><text:span text:style-name="Strong_20_Emphasis"><text:span text:style-name="T87">.</text:span></text:span></text:p>
          </table:table-cell>
        </table:table-row>
        <table:table-row table:style-name="TableLine94737968228912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1" draw:name="Vorm34" draw:style-name="gr1" draw:text-style-name="P105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5"><text:span text:style-name="Strong_20_Emphasis"><text:span text:style-name="T84">K</text:span></text:span><text:span text:style-name="Strong_20_Emphasis"><text:span text:style-name="T79">ie</text:span></text:span><text:span text:style-name="Strong_20_Emphasis"><text:span text:style-name="T78">s </text:span></text:span><text:span text:style-name="Strong_20_Emphasis"><text:span text:style-name="T293">3 -</text:span></text:span><text:span text:style-name="Strong_20_Emphasis"><text:span text:style-name="T266"> </text:span></text:span><text:span text:style-name="Strong_20_Emphasis"><text:span text:style-name="T289">Installatie</text:span></text:span><text:span text:style-name="Strong_20_Emphasis"><text:span text:style-name="T290"> </text:span></text:span><text:span text:style-name="Strong_20_Emphasis"><text:span text:style-name="T291">afronden</text:span>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737968229504">
          <table:table-cell table:style-name="_33_._5f_Installatie_5f_afronden.A1" office:value-type="string">
            <text:p text:style-name="P51"><text:span text:style-name="Strong_20_Emphasis"><text:span text:style-name="T102"><text:s/></text:span></text:span><text:span text:style-name="Strong_20_Emphasis"><text:span text:style-name="T144"><draw:control text:anchor-type="as-char" draw:z-index="22" draw:name="Vorm35" draw:style-name="gr1" draw:text-style-name="P105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4">Volg de aanwijzingen op het scherm.</text:span></text:span></text:p>
          </table:table-cell>
        </table:table-row>
        <table:table-row table:style-name="TableLine94737968230096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6"/>
          </table:table-cell>
        </table:table-row>
        <table:table-row table:style-name="TableLine94737968230688">
          <table:table-cell table:style-name="_33_._5f_Installatie_5f_afronden.A1" office:value-type="string">
            <text:p text:style-name="P82"><text:span text:style-name="Strong_20_Emphasis"><text:span text:style-name="T102"><text:s/></text:span></text:span><text:span text:style-name="Strong_20_Emphasis"><text:span text:style-name="T144"><draw:control text:anchor-type="as-char" draw:z-index="52" draw:name="Vorm35_0" draw:style-name="gr1" draw:text-style-name="P105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85"><text:span text:style-name="T494">De installatie kan nagelopen worden aan de hand van </text:span><text:span text:style-name="T497">een </text:span><text:span text:style-name="T494">bestand</text:span><text:span text:style-name="T493"><text:note text:id="ftn8" text:note-class="footnote"><text:note-citation>2</text:note-citation><text:note-body><text:p text:style-name="P99"><text:span text:style-name="T457">In map </text:span><text:span text:style-name="T454">/usr/local/etc </text:span><text:span text:style-name="T457">bevat </text:span><text:span text:style-name="T404">b</text:span><text:span text:style-name="T454">estand kz_install</text:span><text:span text:style-name="T405">_</text:span><text:span text:style-name="T402">applist</text:span><text:span text:style-name="T454"> </text:span><text:span text:style-name="T455">eerder geïnstalleerde apps</text:span><text:span text:style-name="T456">.</text:span></text:p></text:note-body></text:note></text:span><text:span text:style-name="T494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2"><text:tab/></text:span></text:span></text:p>
      <text:p text:style-name="P41"><text:span text:style-name="Strong_20_Emphasis"><text:span text:style-name="T101"/></text:span></text:p>
      <text:p text:style-name="P42"><text:span text:style-name="Strong_20_Emphasis"><text:span text:style-name="T74"/></text:span></text:p>
      <text:list xml:id="list103333138403439" text:continue-numbering="true" text:style-name="L1">
        <text:list-item>
          <text:p text:style-name="P102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73796820105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3" draw:name="Vorm36" draw:style-name="gr1" draw:text-style-name="P105" svg:width="0.35cm" svg:height="0.35cm" draw:control="control24"/></text:span></text:span></text:p>
          </table:table-cell>
          <table:table-cell table:style-name="Tabel2.A1" office:value-type="string">
            <text:p text:style-name="P18"><text:span text:style-name="Strong_20_Emphasis"><text:span text:style-name="T94">R</text:span></text:span><text:span text:style-name="Strong_20_Emphasis"><text:span text:style-name="T80">icht </text:span></text:span><text:span text:style-name="Definition"><text:span text:style-name="T9">gebruiker</text:span></text:span><text:span text:style-name="Strong_20_Emphasis"><text:span text:style-name="T75"><text:note text:id="ftn9" text:note-class="footnote"><text:note-citation>1</text:note-citation><text:note-body><text:p text:style-name="P89"><text:span text:style-name="T458">Na aanmelden als </text:span><text:span text:style-name="Definition"><text:span text:style-name="T467">2</text:span></text:span><text:span text:style-name="Definition"><text:span text:style-name="T496">e</text:span></text:span><text:span text:style-name="Definition"><text:span text:style-name="T467"> </text:span></text:span><text:span text:style-name="Definition"><text:span text:style-name="T468">gebruiker</text:span></text:span><text:span text:style-name="T458">, </text:span><text:span text:style-name="T481">zoek en </text:span><text:span text:style-name="T458">start</text:span><text:span text:style-name="T465"> </text:span><text:span text:style-name="T464">In</text:span><text:span text:style-name="T460">stallatiemenu</text:span><text:span text:style-name="Strong_20_Emphasis"><text:span text:style-name="T317"> </text:span></text:span><text:span text:style-name="T458">en </text:span><text:span text:style-name="User_20_Entry"><text:span text:style-name="T262">kies </text:span></text:span><text:span text:style-name="User_20_Entry"><text:span text:style-name="T264">4 -</text:span></text:span><text:span text:style-name="User_20_Entry"><text:span text:style-name="T262"> </text:span></text:span><text:span text:style-name="User_20_Entry"><text:span text:style-name="T263">Gebruiker inrichten</text:span></text:span><text:span text:style-name="User_20_Entry"><text:span text:style-name="T262">.</text:span></text:span></text:p></text:note-body></text:note></text:span></text:span><text:span text:style-name="Strong_20_Emphasis"><text:span text:style-name="T80"> </text:span></text:span><text:span text:style-name="Strong_20_Emphasis"><text:span text:style-name="T81">in </text:span></text:span><text:span text:style-name="Strong_20_Emphasis"><text:span text:style-name="T88">via </text:span></text:span><text:span text:style-name="Strong_20_Emphasis"><text:span text:style-name="T97">het </text:span></text:span><text:span text:style-name="Strong_20_Emphasis"><text:span text:style-name="T175">Installatiemenu</text:span></text:span><text:span text:style-name="Strong_20_Emphasis"><text:span text:style-name="T317"> </text:span></text:span><text:span text:style-name="Strong_20_Emphasis"><text:span text:style-name="T98">en </text:span></text:span><text:span text:style-name="Strong_20_Emphasis"><text:span text:style-name="T86">keuze</text:span></text:span><text:span text:style-name="Strong_20_Emphasis"><text:span text:style-name="T83"> </text:span></text:span><text:span text:style-name="Strong_20_Emphasis"><text:span text:style-name="T293">4 -</text:span></text:span><text:span text:style-name="Strong_20_Emphasis"><text:span text:style-name="T266"> </text:span></text:span><text:span text:style-name="T306">Gebruiker inrichten</text:span><text:span text:style-name="Strong_20_Emphasis"><text:span text:style-name="T77">.</text:span></text:span></text:p>
          </table:table-cell>
        </table:table-row>
        <table:table-row table:style-name="TableLine9473796844484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4" draw:name="Vorm37" draw:style-name="gr1" draw:text-style-name="P105" svg:width="0.35cm" svg:height="0.35cm" draw:control="control25"/></text:span></text:span></text:p>
          </table:table-cell>
          <table:table-cell table:style-name="Tabel2.A1" office:value-type="string">
            <text:p text:style-name="P48"><text:span text:style-name="Strong_20_Emphasis"><text:span text:style-name="T453">Volg de aanwijzingen op het scherm.</text:span></text:span></text:p>
          </table:table-cell>
        </table:table-row>
        <table:table-row table:style-name="TableLine9473796837003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320144">
          <table:table-cell table:style-name="Tabel2.A1" office:value-type="string">
            <text:p text:style-name="P83"><text:span text:style-name="Strong_20_Emphasis"><text:span text:style-name="T102"><text:s/></text:span></text:span><text:span text:style-name="Strong_20_Emphasis"><text:span text:style-name="T144"><draw:control text:anchor-type="as-char" draw:z-index="53" draw:name="Vorm37_0" draw:style-name="gr1" draw:text-style-name="P105" svg:width="0.35cm" svg:height="0.35cm" draw:control="control54"/></text:span></text:span></text:p>
          </table:table-cell>
          <table:table-cell table:style-name="Tabel2.A1" office:value-type="string">
            <text:p text:style-name="P86"><text:span text:style-name="T407">Het</text:span><text:span text:style-name="T494"> </text:span><text:span text:style-name="T408">inrichten </text:span><text:span text:style-name="T494">kan nagelopen worden aan de hand van bestanden</text:span><text:span text:style-name="T493"><text:note text:id="ftn10" text:note-class="footnote"><text:note-citation>2</text:note-citation><text:note-body><text:p text:style-name="P98"><text:span text:style-name="T401">I</text:span><text:span text:style-name="T397">n</text:span><text:span text:style-name="T398"> de Persoonlijke map </text:span><text:span text:style-name="T397">bevat </text:span><text:span text:style-name="T401">map </text:span><text:span text:style-name="T398">kz_setup_list</text:span><text:span text:style-name="T396">s </text:span><text:span text:style-name="T400">bestanden met</text:span><text:span text:style-name="T397"> </text:span><text:span text:style-name="T399">eerder gekozen gebruikersfoto, </text:span><text:span text:style-name="T398">bureaubladachtergrond, favorieten, en opdrachtgeschiedenis.</text:span></text:p></text:note-body></text:note></text:span><text:span text:style-name="T494"> aangemaakt in hoofdstuk 1 met keuze 1 - Installatie voorbereiden.</text:span></text:p>
          </table:table-cell>
        </table:table-row>
        <table:table-row table:style-name="TableLine9473796830980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38188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5" draw:name="Vorm38" draw:style-name="gr1" draw:text-style-name="P105" svg:width="0.35cm" svg:height="0.35cm" draw:control="control26"/></text:span></text:span></text:p>
          </table:table-cell>
          <table:table-cell table:style-name="Tabel2.A1" office:value-type="string">
            <text:p text:style-name="P48"><text:span text:style-name="Strong_20_Emphasis"><text:span text:style-name="T82">Herstart de computer.</text:span></text:span></text:p>
          </table:table-cell>
        </table:table-row>
        <table:table-row table:style-name="TableLine9473796843548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43292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6" draw:name="Vorm39" draw:style-name="gr1" draw:text-style-name="P105" svg:width="0.35cm" svg:height="0.35cm" draw:control="control27"/></text:span></text:span></text:p>
          </table:table-cell>
          <table:table-cell table:style-name="Tabel2.A1" office:value-type="string">
            <text:p text:style-name="P48"><text:span text:style-name="Strong_20_Emphasis"><text:span text:style-name="T76">Aanmelden als </text:span></text:span><text:span text:style-name="Definition"><text:span text:style-name="T12">gebruiker</text:span></text:span><text:span text:style-name="Strong_20_Emphasis"><text:span text:style-name="T76">.</text:span></text:span></text:p>
          </table:table-cell>
        </table:table-row>
        <table:table-row table:style-name="TableLine94737968430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425248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7" draw:name="Vorm40" draw:style-name="gr1" draw:text-style-name="P105" svg:width="0.35cm" svg:height="0.35cm" draw:control="control28"/></text:span></text:span></text:p>
          </table:table-cell>
          <table:table-cell table:style-name="Tabel2.A1" office:value-type="string">
            <text:p text:style-name="P62"><text:span text:style-name="Strong_20_Emphasis"><text:span text:style-name="T27">Als </text:span></text:span><text:span text:style-name="Strong_20_Emphasis"><text:span text:style-name="T65">er tijdens de installatie is gekozen voor </text:span></text:span><text:span text:style-name="Strong_20_Emphasis"><text:span text:style-name="T191">LVM met encryptie</text:span></text:span><text:span text:style-name="Strong_20_Emphasis"><text:span text:style-name="T316">,</text:span></text:span><text:span text:style-name="Strong_20_Emphasis"><text:span text:style-name="T25"> </text:span></text:span><text:span text:style-name="Strong_20_Emphasis"><text:span text:style-name="T38">l</text:span></text:span><text:span text:style-name="Strong_20_Emphasis"><text:span text:style-name="T25">eg de </text:span></text:span><text:span text:style-name="Strong_20_Emphasis"><text:span text:style-name="T66">wachtzin</text:span></text:span><text:span text:style-name="Strong_20_Emphasis"><text:span text:style-name="T25"> vast in </text:span></text:span><text:span text:style-name="Strong_20_Emphasis"><text:span text:style-name="T50">een</text:span></text:span><text:span text:style-name="Strong_20_Emphasis"><text:span text:style-name="T25"> </text:span></text:span><text:span text:style-name="Strong_20_Emphasis"><text:span text:style-name="T50">w</text:span></text:span><text:span text:style-name="Strong_20_Emphasis"><text:span text:style-name="T51">achtwoordkluis</text:span></text:span><text:span text:style-name="Strong_20_Emphasis"><text:span text:style-name="T25"> </text:span></text:span><text:span text:style-name="Strong_20_Emphasis"><text:span text:style-name="T50">zoals </text:span></text:span><text:span text:style-name="Strong_20_Emphasis"><text:span text:style-name="T189">Bitwarden</text:span></text:span><text:span text:style-name="Strong_20_Emphasis"><text:span text:style-name="T50">, </text:span></text:span><text:span text:style-name="Strong_20_Emphasis"><text:span text:style-name="T55">zie links in de </text:span></text:span><text:span text:style-name="Strong_20_Emphasis"><text:span text:style-name="T134">balk</text:span></text:span><text:span text:style-name="Strong_20_Emphasis"><text:span text:style-name="T55">.</text:span></text:span></text:p>
          </table:table-cell>
        </table:table-row>
        <table:table-row table:style-name="TableLine94737968389984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39057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8" draw:name="Vorm41" draw:style-name="gr1" draw:text-style-name="P105" svg:width="0.35cm" svg:height="0.35cm" draw:control="control29"/></text:span></text:span></text:p>
          </table:table-cell>
          <table:table-cell table:style-name="Tabel2.A1" office:value-type="string">
            <text:p text:style-name="P54"><text:span text:style-name="Strong_20_Emphasis"><text:span text:style-name="T281">Maak een </text:span></text:span><text:span text:style-name="Strong_20_Emphasis"><text:span text:style-name="T283">back-up</text:span></text:span><text:span text:style-name="Strong_20_Emphasis"><text:span text:style-name="T281"> </text:span></text:span><text:span text:style-name="Strong_20_Emphasis"><text:span text:style-name="T280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4">men</text:span></text:span><text:span text:style-name="Strong_20_Emphasis"><text:span text:style-name="T178">u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88">lik op het pictogram van </text:span></text:span><text:span text:style-name="Strong_20_Emphasis"><text:span text:style-name="T295">Installatie</text:span></text:span><text:span text:style-name="Strong_20_Emphasis"><text:span text:style-name="T296">m</text:span></text:span><text:span text:style-name="Strong_20_Emphasis"><text:span text:style-name="T294">enu</text:span></text:span><text:span text:style-name="Strong_20_Emphasis"><text:span text:style-name="T87">.</text:span></text:span></text:p>
          </table:table-cell>
        </table:table-row>
        <table:table-row table:style-name="TableLine9473796844358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29" draw:name="Vorm42" draw:style-name="gr1" draw:text-style-name="P105" svg:width="0.35cm" svg:height="0.35cm" draw:control="control30"/></text:span></text:span></text:p>
          </table:table-cell>
          <table:table-cell table:style-name="Tabel2.A1" office:value-type="string">
            <text:p text:style-name="P48"><text:span text:style-name="Strong_20_Emphasis"><text:span text:style-name="T323">K</text:span></text:span><text:span text:style-name="Strong_20_Emphasis"><text:span text:style-name="T281">ies</text:span></text:span><text:span text:style-name="Strong_20_Emphasis"><text:span text:style-name="T280"> </text:span></text:span><text:span text:style-name="Strong_20_Emphasis"><text:span text:style-name="T303">5 -</text:span></text:span><text:span text:style-name="T279"> </text:span><text:span text:style-name="T303">Opdrachtenmenu</text:span><text:span text:style-name="T281">, </text:span><text:span text:style-name="T327">kies</text:span><text:span text:style-name="T281"> </text:span><text:span text:style-name="T304">1 -</text:span><text:span text:style-name="T279"> </text:span><text:span text:style-name="T307">Back-up</text:span><text:span text:style-name="T304"> </text:span><text:span text:style-name="T307">maken</text:span><text:span text:style-name="T279">,</text:span><text:span text:style-name="Strong_20_Emphasis"><text:span text:style-name="T84"> </text:span></text:span><text:span text:style-name="Strong_20_Emphasis"><text:span text:style-name="T101">en klik op </text:span></text:span><text:span text:style-name="Strong_20_Emphasis"><text:span text:style-name="T181">Verder</text:span></text:span><text:span text:style-name="Strong_20_Emphasis"><text:span text:style-name="T101">.</text:span></text:span></text:p>
          </table:table-cell>
        </table:table-row>
        <table:table-row table:style-name="TableLine94737968444176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0" draw:name="Vorm43" draw:style-name="gr1" draw:text-style-name="P105" svg:width="0.35cm" svg:height="0.35cm" draw:control="control31"/></text:span></text:span></text:p>
          </table:table-cell>
          <table:table-cell table:style-name="Tabel2.A1" office:value-type="string">
            <text:p text:style-name="P48"><text:span text:style-name="Strong_20_Emphasis"><text:span text:style-name="T278">Volg de aanwijzingen op het scherm.</text:span></text:span></text:p>
          </table:table-cell>
        </table:table-row>
        <table:table-row table:style-name="TableLine9473796843376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8"/>
          </table:table-cell>
        </table:table-row>
        <table:table-row table:style-name="TableLine94737968434352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1" draw:name="Vorm44" draw:style-name="gr1" draw:text-style-name="P105" svg:width="0.35cm" svg:height="0.35cm" draw:control="control32"/></text:span></text:span></text:p>
          </table:table-cell>
          <table:table-cell table:style-name="Tabel2.A1" office:value-type="string">
            <text:p text:style-name="P55"><text:span text:style-name="Strong_20_Emphasis"><text:span text:style-name="T322">Plan automatische </text:span></text:span><text:span text:style-name="Strong_20_Emphasis"><text:span text:style-name="T324">reservekopieën</text:span></text:span><text:span text:style-name="Strong_20_Emphasis"><text:span text:style-name="T281"> </text:span></text:span><text:span text:style-name="Strong_20_Emphasis"><text:span text:style-name="T282">in </text:span></text:span><text:span text:style-name="Strong_20_Emphasis"><text:span text:style-name="T280">via</text:span></text:span><text:span text:style-name="Strong_20_Emphasis"><text:span text:style-name="T88"> </text:span></text:span><text:span text:style-name="Strong_20_Emphasis"><text:span text:style-name="T76">een </text:span></text:span><text:span text:style-name="Strong_20_Emphasis"><text:span text:style-name="T107">druk </text:span></text:span><text:span text:style-name="Strong_20_Emphasis"><text:span text:style-name="T87">op de </text:span></text:span><text:span text:style-name="Strong_20_Emphasis"><text:span text:style-name="T258">Super</text:span></text:span><text:span text:style-name="Strong_20_Emphasis"><text:span text:style-name="T87">-toets</text:span></text:span><text:span text:style-name="Strong_20_Emphasis"><text:span text:style-name="T107">, </text:span></text:span><text:span text:style-name="Strong_20_Emphasis"><text:span text:style-name="T111">t</text:span></text:span><text:span text:style-name="Strong_20_Emphasis"><text:span text:style-name="T91">yp </text:span></text:span><text:span text:style-name="Strong_20_Emphasis"><text:span text:style-name="T176">res</text:span></text:span><text:span text:style-name="Strong_20_Emphasis"><text:span text:style-name="T185">e</text:span></text:span><text:span text:style-name="Strong_20_Emphasis"><text:span text:style-name="T87"> </text:span></text:span><text:span text:style-name="Strong_20_Emphasis"><text:span text:style-name="T92">e</text:span></text:span><text:span text:style-name="Strong_20_Emphasis"><text:span text:style-name="T88">n </text:span></text:span><text:span text:style-name="Strong_20_Emphasis"><text:span text:style-name="T89">k</text:span></text:span><text:span text:style-name="Strong_20_Emphasis"><text:span text:style-name="T92">lik op </text:span></text:span><text:span text:style-name="Strong_20_Emphasis"><text:span text:style-name="T113">het </text:span></text:span><text:span text:style-name="Strong_20_Emphasis"><text:span text:style-name="T88">pictogram </text:span></text:span><text:span text:style-name="Strong_20_Emphasis"><text:span text:style-name="T113">van</text:span></text:span><text:span text:style-name="Strong_20_Emphasis"><text:span text:style-name="T92"> </text:span></text:span><text:span text:style-name="Strong_20_Emphasis"><text:span text:style-name="T297">Reservekopieën</text:span></text:span><text:span text:style-name="Strong_20_Emphasis"><text:span text:style-name="T87">.</text:span></text:span></text:p>
          </table:table-cell>
        </table:table-row>
        <table:table-row table:style-name="TableLine94737968434944">
          <table:table-cell table:style-name="Tabel2.A1" office:value-type="string">
            <text:p text:style-name="P52"><text:span text:style-name="Strong_20_Emphasis"><text:span text:style-name="T102"><text:s/></text:span></text:span><text:span text:style-name="Strong_20_Emphasis"><text:span text:style-name="T144"><draw:control text:anchor-type="as-char" draw:z-index="32" draw:name="Vorm45" draw:style-name="gr1" draw:text-style-name="P105" svg:width="0.35cm" svg:height="0.35cm" draw:control="control33"/></text:span></text:span></text:p>
          </table:table-cell>
          <table:table-cell table:style-name="Tabel2.A1" office:value-type="string">
            <text:p text:style-name="P48"><text:span text:style-name="Strong_20_Emphasis"><text:span text:style-name="T278">Volg de aanwijzingen op het scherm.</text:span></text:span></text:p>
          </table:table-cell>
        </table:table-row>
      </table:table>
      <text:p text:style-name="P17"><text:span text:style-name="Strong_20_Emphasis"><text:span text:style-name="T77"/></text:span></text:p>
      <text:p text:style-name="P47"/>
      <text:p text:style-name="P33"><text:span text:style-name="T344">De installatie van </text:span><text:span text:style-name="T344"><text:reference-ref text:reference-format="text" text:ref-name="Distributie">Debian</text:reference-ref></text:span><text:span text:style-name="T344"><text:s/></text:span><text:span text:style-name="T345"><text:reference-ref text:reference-format="text" text:ref-name="Versie">10</text:reference-ref></text:span><text:span text:style-name="T344"><text:s/></text:span><text:span text:style-name="T350">LTS </text:span><text:span text:style-name="T344"><text:reference-ref text:reference-format="text" text:ref-name="Editie">desktop</text:reference-ref></text:span><text:span text:style-name="T344"><text:s/>is voltooid.</text:span></text:p>
      <text:p text:style-name="P27"/>
      <text:p text:style-name="P26"><text:span text:style-name="T448">E</text:span><text:span text:style-name="T447">inde c</text:span><text:span text:style-name="T446">hecklist.</text:span></text:p>
      <text:p text:style-name="P28"/>
      <text:p text:style-name="P7"><text:span text:style-name="T126">Geschreven</text:span><text:span text:style-name="T49"> door Karel Zimmer &lt;</text:span><text:a xlink:type="simple" xlink:href="mailto:info@karelzimmer.nl" text:style-name="Internet_20_link" text:visited-style-name="Visited_20_Internet_20_Link">info@karelzimmer.nl</text:a><text:span text:style-name="T49">&gt;</text:span><text:span text:style-name="T52">.</text:span></text:p>
      <text:p text:style-name="P8"/>
      <text:p text:style-name="P10"><text:span text:style-name="T472">Auteursrecht </text:span><text:span text:style-name="Strong_20_Emphasis"><text:span text:style-name="T471">© </text:span></text:span><text:span text:style-name="Strong_20_Emphasis"><text:span text:style-name="T470">2</text:span></text:span><text:span text:style-name="T472">020-</text:span><text:span text:style-name="T474">2021</text:span><text:span text:style-name="T472"> Karel Zimmer.</text:span></text:p>
      <text:p text:style-name="P9"/>
      <text:p text:style-name="P11"><text:span text:style-name="T473">Creative Commons Naamsvermelding-GelijkDelen Internationaal</text:span><text:span text:style-name="T475">-</text:span><text:span text:style-name="T473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73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1" svg:font-family="Ubuntu" style:font-pitch="variable"/>
    <style:font-face style:name="Ubuntu3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3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1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0_LTS_desktop.odt</text:file-name></text:span><text:span text:style-name="MT2"><text:tab/></text:span><text:span text:style-name="MT1"><text:date style:data-style-name="N36" text:date-value="2021-08-20T10:33:32.579535576">20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20T10:33:32.504635653</dc:date>
    <meta:keyword>Installatie</meta:keyword>
    <meta:keyword>Checklist</meta:keyword>
    <meta:keyword>Linux</meta:keyword>
    <meta:editing-cycles>6306</meta:editing-cycles>
    <meta:editing-duration>P11DT3H4M59S</meta:editing-duration>
    <meta:print-date>2021-03-23T20:07:57.967210640</meta:print-date>
    <dc:creator>Karel Zimmer</dc:creator>
    <meta:document-statistic meta:table-count="4" meta:image-count="0" meta:object-count="0" meta:page-count="4" meta:paragraph-count="138" meta:word-count="1087" meta:character-count="7373" meta:non-whitespace-character-count="6298"/>
    <meta:user-defined meta:name="Info 1"/>
    <meta:user-defined meta:name="Info 2"/>
    <meta:user-defined meta:name="Info 3"/>
    <meta:user-defined meta:name="Info 4"/>
  </office:meta>
</office:document-meta>
</file>